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75C300005224000039EC95569BD8.svg" manifest:media-type="image/svg+xml"/>
  <manifest:file-entry manifest:full-path="Pictures/1000784300005224000039ECE1934DB1.svg" manifest:media-type="image/svg+xml"/>
  <manifest:file-entry manifest:full-path="Pictures/100070B000005224000039EC03286D30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35" style:family="table">
      <style:table-properties style:width="17cm" table:align="margins"/>
    </style:style>
    <style:style style:name="Tabelle35.A" style:family="table-column">
      <style:table-column-properties style:column-width="17cm" style:rel-column-width="65535*"/>
    </style:style>
    <style:style style:name="Tabelle35.A1" style:family="table-cell">
      <style:table-cell-properties fo:padding="0.097cm" fo:border="0.05pt solid #000000"/>
    </style:style>
    <style:style style:name="Tabelle38" style:family="table">
      <style:table-properties style:width="17cm" table:align="margins"/>
    </style:style>
    <style:style style:name="Tabelle38.A" style:family="table-column">
      <style:table-column-properties style:column-width="17cm" style:rel-column-width="65535*"/>
    </style:style>
    <style:style style:name="Tabelle38.A1" style:family="table-cell">
      <style:table-cell-properties fo:padding="0.097cm" fo:border="0.05pt solid #000000"/>
    </style:style>
    <style:style style:name="Tabelle39" style:family="table">
      <style:table-properties style:width="17cm" table:align="margins"/>
    </style:style>
    <style:style style:name="Tabelle39.A" style:family="table-column">
      <style:table-column-properties style:column-width="17cm" style:rel-column-width="65535*"/>
    </style:style>
    <style:style style:name="Tabelle39.A1" style:family="table-cell">
      <style:table-cell-properties fo:padding="0.097cm" fo:border="0.05pt solid #000000"/>
    </style:style>
    <style:style style:name="Tabelle4" style:family="table">
      <style:table-properties style:width="15.637cm" fo:margin-left="1.386cm" table:align="left"/>
    </style:style>
    <style:style style:name="Tabelle4.A" style:family="table-column">
      <style:table-column-properties style:column-width="15.637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5.61cm" fo:margin-left="1.413cm" table:align="left"/>
    </style:style>
    <style:style style:name="Tabelle5.A" style:family="table-column">
      <style:table-column-properties style:column-width="15.6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61cm" fo:margin-left="1.413cm" table:align="left"/>
    </style:style>
    <style:style style:name="Tabelle6.A" style:family="table-column">
      <style:table-column-properties style:column-width="15.61cm"/>
    </style:style>
    <style:style style:name="Tabelle6.A1" style:family="table-cell">
      <style:table-cell-properties fo:padding="0.097cm" fo:border="0.05pt solid #000000"/>
    </style:style>
    <style:style style:name="Tabelle40" style:family="table">
      <style:table-properties style:width="17cm" table:align="margins"/>
    </style:style>
    <style:style style:name="Tabelle40.A" style:family="table-column">
      <style:table-column-properties style:column-width="17cm" style:rel-column-width="65535*"/>
    </style:style>
    <style:style style:name="Tabelle40.A1" style:family="table-cell">
      <style:table-cell-properties fo:padding="0.097cm" fo:border="0.05pt solid #000000"/>
    </style:style>
    <style:style style:name="Tabelle4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17.013cm"/>
    </style:style>
    <style:style style:name="Tabelle7.A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5pt solid #000000"/>
    </style:style>
    <style:style style:name="Tabelle34" style:family="table">
      <style:table-properties style:width="17cm" table:align="margins"/>
    </style:style>
    <style:style style:name="Tabelle34.A" style:family="table-column">
      <style:table-column-properties style:column-width="17cm" style:rel-column-width="65535*"/>
    </style:style>
    <style:style style:name="Tabelle34.A1" style:family="table-cell">
      <style:table-cell-properties fo:padding="0.097cm" fo:border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5pt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17cm" style:rel-column-width="65535*"/>
    </style:style>
    <style:style style:name="Tabelle19.A1" style:family="table-cell">
      <style:table-cell-properties fo:padding="0.097cm" fo:border="0.05pt solid #000000"/>
    </style:style>
    <style:style style:name="Tabelle20" style:family="table">
      <style:table-properties style:width="17cm" table:align="margins"/>
    </style:style>
    <style:style style:name="Tabelle20.A" style:family="table-column">
      <style:table-column-properties style:column-width="17cm" style:rel-column-width="65535*"/>
    </style:style>
    <style:style style:name="Tabelle20.A1" style:family="table-cell">
      <style:table-cell-properties fo:padding="0.097cm" fo:border="0.05pt solid #000000"/>
    </style:style>
    <style:style style:name="Tabelle44" style:family="table">
      <style:table-properties style:width="17cm" table:align="margins"/>
    </style:style>
    <style:style style:name="Tabelle44.A" style:family="table-column">
      <style:table-column-properties style:column-width="17cm" style:rel-column-width="65535*"/>
    </style:style>
    <style:style style:name="Tabelle44.A1" style:family="table-cell">
      <style:table-cell-properties fo:background-color="#eeeeee" fo:padding="0.097cm" fo:border="0.05pt solid #000000">
        <style:background-image/>
      </style:table-cell-properties>
    </style:style>
    <style:style style:name="Tabelle49" style:family="table">
      <style:table-properties style:width="17cm" table:align="margins"/>
    </style:style>
    <style:style style:name="Tabelle49.A" style:family="table-column">
      <style:table-column-properties style:column-width="17cm" style:rel-column-width="65535*"/>
    </style:style>
    <style:style style:name="Tabelle49.A1" style:family="table-cell">
      <style:table-cell-properties fo:padding="0.097cm" fo:border="0.05pt solid #000000"/>
    </style:style>
    <style:style style:name="Tabelle50" style:family="table">
      <style:table-properties style:width="17cm" table:align="margins"/>
    </style:style>
    <style:style style:name="Tabelle50.A" style:family="table-column">
      <style:table-column-properties style:column-width="17cm" style:rel-column-width="65535*"/>
    </style:style>
    <style:style style:name="Tabelle50.A1" style:family="table-cell">
      <style:table-cell-properties fo:padding="0.097cm" fo:border="0.05pt solid #000000"/>
    </style:style>
    <style:style style:name="Tabelle51" style:family="table">
      <style:table-properties style:width="17cm" table:align="margins"/>
    </style:style>
    <style:style style:name="Tabelle51.A" style:family="table-column">
      <style:table-column-properties style:column-width="17cm" style:rel-column-width="65535*"/>
    </style:style>
    <style:style style:name="Tabelle51.A1" style:family="table-cell">
      <style:table-cell-properties fo:padding="0.097cm" fo:border="0.05pt solid #000000"/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17cm" style:rel-column-width="65535*"/>
    </style:style>
    <style:style style:name="Tabelle18.A1" style:family="table-cell">
      <style:table-cell-properties fo:padding="0.097cm" fo:border="0.05pt solid #000000"/>
    </style:style>
    <style:style style:name="Tabelle17" style:family="table">
      <style:table-properties style:width="17cm" table:align="margins"/>
    </style:style>
    <style:style style:name="Tabelle17.A" style:family="table-column">
      <style:table-column-properties style:column-width="17cm" style:rel-column-width="65535*"/>
    </style:style>
    <style:style style:name="Tabelle17.A1" style:family="table-cell">
      <style:table-cell-properties fo:padding="0.097cm" fo:border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.097cm" fo:border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17cm" style:rel-column-width="65535*"/>
    </style:style>
    <style:style style:name="Tabelle15.A1" style:family="table-cell">
      <style:table-cell-properties fo:padding="0.097cm" fo:border="0.05pt solid #000000"/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17cm" style:rel-column-width="65535*"/>
    </style:style>
    <style:style style:name="Tabelle16.A1" style:family="table-cell">
      <style:table-cell-properties fo:padding="0.097cm" fo:border="0.05pt solid #000000"/>
    </style:style>
    <style:style style:name="Tabelle45" style:family="table">
      <style:table-properties style:width="17cm" table:align="margins"/>
    </style:style>
    <style:style style:name="Tabelle45.A" style:family="table-column">
      <style:table-column-properties style:column-width="17cm" style:rel-column-width="65535*"/>
    </style:style>
    <style:style style:name="Tabelle45.A1" style:family="table-cell">
      <style:table-cell-properties fo:background-color="#eeeeee" fo:padding="0.097cm" fo:border="0.05pt solid #000000">
        <style:background-image/>
      </style:table-cell-properties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.097cm" fo:border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.097cm" fo:border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7cm" style:rel-column-width="65535*"/>
    </style:style>
    <style:style style:name="Tabelle11.A1" style:family="table-cell">
      <style:table-cell-properties fo:padding="0.097cm" fo:border="0.05pt solid #000000"/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17cm" style:rel-column-width="65535*"/>
    </style:style>
    <style:style style:name="Tabelle41.A1" style:family="table-cell">
      <style:table-cell-properties fo:padding="0.097cm" fo:border="0.05pt solid #000000"/>
    </style:style>
    <style:style style:name="Tabelle42" style:family="table">
      <style:table-properties style:width="17cm" table:align="margins"/>
    </style:style>
    <style:style style:name="Tabelle42.A" style:family="table-column">
      <style:table-column-properties style:column-width="17cm" style:rel-column-width="65535*"/>
    </style:style>
    <style:style style:name="Tabelle42.A1" style:family="table-cell">
      <style:table-cell-properties fo:padding="0.097cm" fo:border="0.05pt solid #000000"/>
    </style:style>
    <style:style style:name="Tabelle43" style:family="table">
      <style:table-properties style:width="17cm" table:align="margins"/>
    </style:style>
    <style:style style:name="Tabelle43.A" style:family="table-column">
      <style:table-column-properties style:column-width="17cm" style:rel-column-width="65535*"/>
    </style:style>
    <style:style style:name="Tabelle43.A1" style:family="table-cell">
      <style:table-cell-properties fo:padding="0.097cm" fo:border="0.05pt solid #000000"/>
    </style:style>
    <style:style style:name="Tabelle48" style:family="table">
      <style:table-properties style:width="17cm" table:align="margins"/>
    </style:style>
    <style:style style:name="Tabelle48.A" style:family="table-column">
      <style:table-column-properties style:column-width="17cm" style:rel-column-width="65535*"/>
    </style:style>
    <style:style style:name="Tabelle48.A1" style:family="table-cell">
      <style:table-cell-properties fo:background-color="#eeeeee" fo:padding="0.097cm" fo:border="0.05pt solid #000000">
        <style:background-image/>
      </style:table-cell-properties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17cm" style:rel-column-width="65535*"/>
    </style:style>
    <style:style style:name="Tabelle21.A1" style:family="table-cell">
      <style:table-cell-properties fo:padding="0.097cm" fo:border="0.05pt solid #000000"/>
    </style:style>
    <style:style style:name="Tabelle22" style:family="table">
      <style:table-properties style:width="17cm" table:align="margins"/>
    </style:style>
    <style:style style:name="Tabelle22.A" style:family="table-column">
      <style:table-column-properties style:column-width="17cm" style:rel-column-width="65535*"/>
    </style:style>
    <style:style style:name="Tabelle22.A1" style:family="table-cell">
      <style:table-cell-properties fo:padding="0.097cm" fo:border="0.05pt solid #000000"/>
    </style:style>
    <style:style style:name="Tabelle23" style:family="table">
      <style:table-properties style:width="17cm" table:align="margins"/>
    </style:style>
    <style:style style:name="Tabelle23.A" style:family="table-column">
      <style:table-column-properties style:column-width="17cm" style:rel-column-width="65535*"/>
    </style:style>
    <style:style style:name="Tabelle23.A1" style:family="table-cell">
      <style:table-cell-properties fo:padding="0.097cm" fo:border="0.05pt solid #000000"/>
    </style:style>
    <style:style style:name="Tabelle46" style:family="table">
      <style:table-properties style:width="17cm" table:align="margins"/>
    </style:style>
    <style:style style:name="Tabelle46.A" style:family="table-column">
      <style:table-column-properties style:column-width="17cm" style:rel-column-width="65535*"/>
    </style:style>
    <style:style style:name="Tabelle46.A1" style:family="table-cell">
      <style:table-cell-properties fo:padding="0.097cm" fo:border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7cm" style:rel-column-width="65535*"/>
    </style:style>
    <style:style style:name="Tabelle24.A1" style:family="table-cell">
      <style:table-cell-properties fo:padding="0.097cm" fo:border="0.05pt solid #000000"/>
    </style:style>
    <style:style style:name="Tabelle25" style:family="table">
      <style:table-properties style:width="17cm" table:align="margins"/>
    </style:style>
    <style:style style:name="Tabelle25.A" style:family="table-column">
      <style:table-column-properties style:column-width="17cm" style:rel-column-width="65535*"/>
    </style:style>
    <style:style style:name="Tabelle25.A1" style:family="table-cell">
      <style:table-cell-properties fo:padding="0.097cm" fo:border="0.05pt solid #000000"/>
    </style:style>
    <style:style style:name="Tabelle26" style:family="table">
      <style:table-properties style:width="17cm" table:align="margins"/>
    </style:style>
    <style:style style:name="Tabelle26.A" style:family="table-column">
      <style:table-column-properties style:column-width="17cm" style:rel-column-width="65535*"/>
    </style:style>
    <style:style style:name="Tabelle26.A1" style:family="table-cell">
      <style:table-cell-properties fo:padding="0.097cm" fo:border="0.05pt solid #000000"/>
    </style:style>
    <style:style style:name="Tabelle27" style:family="table">
      <style:table-properties style:width="17cm" table:align="margins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.097cm" fo:border="0.05pt solid #000000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="0.097cm" fo:border="0.05pt solid #000000"/>
    </style:style>
    <style:style style:name="Tabelle29" style:family="table">
      <style:table-properties style:width="17cm" table:align="margins"/>
    </style:style>
    <style:style style:name="Tabelle29.A" style:family="table-column">
      <style:table-column-properties style:column-width="17cm" style:rel-column-width="65535*"/>
    </style:style>
    <style:style style:name="Tabelle29.A1" style:family="table-cell">
      <style:table-cell-properties fo:padding="0.097cm" fo:border="0.05pt solid #000000"/>
    </style:style>
    <style:style style:name="Tabelle30" style:family="table">
      <style:table-properties style:width="17cm" table:align="margins"/>
    </style:style>
    <style:style style:name="Tabelle30.A" style:family="table-column">
      <style:table-column-properties style:column-width="17cm" style:rel-column-width="65535*"/>
    </style:style>
    <style:style style:name="Tabelle30.A1" style:family="table-cell">
      <style:table-cell-properties fo:padding="0.097cm" fo:border="0.05pt solid #000000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17cm" style:rel-column-width="65535*"/>
    </style:style>
    <style:style style:name="Tabelle31.A1" style:family="table-cell">
      <style:table-cell-properties fo:padding="0.097cm" fo:border="0.05pt solid #000000"/>
    </style:style>
    <style:style style:name="Tabelle32" style:family="table">
      <style:table-properties style:width="17cm" table:align="margins"/>
    </style:style>
    <style:style style:name="Tabelle32.A" style:family="table-column">
      <style:table-column-properties style:column-width="8.5cm" style:rel-column-width="32767*"/>
    </style:style>
    <style:style style:name="Tabelle32.B" style:family="table-column">
      <style:table-column-properties style:column-width="8.5cm" style:rel-column-width="32768*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cm" table:align="margins"/>
    </style:style>
    <style:style style:name="Tabelle33.A" style:family="table-column">
      <style:table-column-properties style:column-width="17cm" style:rel-column-width="65535*"/>
    </style:style>
    <style:style style:name="Tabelle33.A1" style:family="table-cell">
      <style:table-cell-properties fo:padding="0.097cm" fo:border="0.05pt solid #000000"/>
    </style:style>
    <style:style style:name="Tabelle53" style:family="table">
      <style:table-properties style:width="17cm" table:align="margins"/>
    </style:style>
    <style:style style:name="Tabelle53.A" style:family="table-column">
      <style:table-column-properties style:column-width="17cm" style:rel-column-width="65535*"/>
    </style:style>
    <style:style style:name="Tabelle53.A1" style:family="table-cell">
      <style:table-cell-properties fo:padding="0.097cm" fo:border="0.05pt solid #000000"/>
    </style:style>
    <style:style style:name="Tabelle54" style:family="table">
      <style:table-properties style:width="17cm" table:align="margins"/>
    </style:style>
    <style:style style:name="Tabelle54.A" style:family="table-column">
      <style:table-column-properties style:column-width="17cm" style:rel-column-width="65535*"/>
    </style:style>
    <style:style style:name="Tabelle54.A1" style:family="table-cell">
      <style:table-cell-properties fo:background-color="#eeeeee" fo:padding="0.097cm" fo:border="0.05pt solid #000000">
        <style:background-image/>
      </style:table-cell-properties>
    </style:style>
    <style:style style:name="Tabelle52" style:family="table">
      <style:table-properties style:width="17cm" table:align="margins"/>
    </style:style>
    <style:style style:name="Tabelle52.A" style:family="table-column">
      <style:table-column-properties style:column-width="17cm" style:rel-column-width="65535*"/>
    </style:style>
    <style:style style:name="Tabelle52.A1" style:family="table-cell">
      <style:table-cell-properties fo:padding="0.097cm" fo:border="0.05pt solid #000000"/>
    </style:style>
    <style:style style:name="Tabelle55" style:family="table">
      <style:table-properties style:width="17cm" table:align="margins"/>
    </style:style>
    <style:style style:name="Tabelle55.A" style:family="table-column">
      <style:table-column-properties style:column-width="17cm" style:rel-column-width="65535*"/>
    </style:style>
    <style:style style:name="Tabelle55.A1" style:family="table-cell">
      <style:table-cell-properties fo:background-color="#eeeeee" fo:padding="0.097cm" fo:border="0.05pt solid #000000">
        <style:background-image/>
      </style:table-cell-properties>
    </style:style>
    <style:style style:name="Tabelle56" style:family="table">
      <style:table-properties style:width="17cm" table:align="margins"/>
    </style:style>
    <style:style style:name="Tabelle56.A" style:family="table-column">
      <style:table-column-properties style:column-width="17cm" style:rel-column-width="65535*"/>
    </style:style>
    <style:style style:name="Tabelle56.A1" style:family="table-cell">
      <style:table-cell-properties fo:padding="0.097cm" fo:border="0.05pt solid #000000"/>
    </style:style>
    <style:style style:name="Tabelle57" style:family="table">
      <style:table-properties style:width="17cm" fo:break-before="page" table:align="margins"/>
    </style:style>
    <style:style style:name="Tabelle57.A" style:family="table-column">
      <style:table-column-properties style:column-width="17cm" style:rel-column-width="65535*"/>
    </style:style>
    <style:style style:name="Tabelle57.A1" style:family="table-cell">
      <style:table-cell-properties fo:background-color="#eeeeee" fo:padding="0.097cm" fo:border="0.05pt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7" style:family="table">
      <style:table-properties style:width="17cm" table:align="margins"/>
    </style:style>
    <style:style style:name="Tabelle37.A" style:family="table-column">
      <style:table-column-properties style:column-width="17cm" style:rel-column-width="65535*"/>
    </style:style>
    <style:style style:name="Tabelle37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36" style:family="table">
      <style:table-properties style:width="17cm" table:align="margins"/>
    </style:style>
    <style:style style:name="Tabelle36.A" style:family="table-column">
      <style:table-column-properties style:column-width="17cm" style:rel-column-width="65535*"/>
    </style:style>
    <style:style style:name="Tabelle36.A1" style:family="table-cell">
      <style:table-cell-properties fo:padding="0.097cm" fo:border="0.05pt solid #000000"/>
    </style:style>
    <style:style style:name="Tabelle47" style:family="table">
      <style:table-properties style:width="17cm" table:align="margins"/>
    </style:style>
    <style:style style:name="Tabelle47.A" style:family="table-column">
      <style:table-column-properties style:column-width="17cm" style:rel-column-width="65535*"/>
    </style:style>
    <style:style style:name="Tabelle47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P2" style:family="paragraph" style:parent-style-name="Standard">
      <style:text-properties officeooo:rsid="0048a7ee" officeooo:paragraph-rsid="0048a7e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Text_20_body">
      <style:text-properties officeooo:rsid="000d7f38" officeooo:paragraph-rsid="000d7f38"/>
    </style:style>
    <style:style style:name="P5" style:family="paragraph" style:parent-style-name="Text_20_body">
      <style:text-properties officeooo:rsid="00111850" officeooo:paragraph-rsid="00111850"/>
    </style:style>
    <style:style style:name="P6" style:family="paragraph" style:parent-style-name="Text_20_body">
      <style:text-properties officeooo:paragraph-rsid="00148db6"/>
    </style:style>
    <style:style style:name="P7" style:family="paragraph" style:parent-style-name="Text_20_body">
      <style:text-properties officeooo:rsid="001757de" officeooo:paragraph-rsid="001757de"/>
    </style:style>
    <style:style style:name="P8" style:family="paragraph" style:parent-style-name="Text_20_body">
      <style:text-properties officeooo:rsid="001757de" officeooo:paragraph-rsid="006a6e28"/>
    </style:style>
    <style:style style:name="P9" style:family="paragraph" style:parent-style-name="Text_20_body">
      <style:text-properties officeooo:rsid="001ad7ca" officeooo:paragraph-rsid="001ad7ca"/>
    </style:style>
    <style:style style:name="P10" style:family="paragraph" style:parent-style-name="Text_20_body">
      <style:text-properties officeooo:rsid="00206b15" officeooo:paragraph-rsid="00206b15"/>
    </style:style>
    <style:style style:name="P11" style:family="paragraph" style:parent-style-name="Text_20_body">
      <style:text-properties officeooo:rsid="0021d095" officeooo:paragraph-rsid="0021d095"/>
    </style:style>
    <style:style style:name="P12" style:family="paragraph" style:parent-style-name="Text_20_body">
      <style:text-properties officeooo:rsid="002365ee" officeooo:paragraph-rsid="002365ee"/>
    </style:style>
    <style:style style:name="P13" style:family="paragraph" style:parent-style-name="Text_20_body">
      <style:text-properties officeooo:paragraph-rsid="000d7f38"/>
    </style:style>
    <style:style style:name="P14" style:family="paragraph" style:parent-style-name="Text_20_body">
      <style:text-properties officeooo:rsid="00309b7a" officeooo:paragraph-rsid="00309b7a"/>
    </style:style>
    <style:style style:name="P15" style:family="paragraph" style:parent-style-name="Text_20_body">
      <style:text-properties officeooo:rsid="00309b7a" officeooo:paragraph-rsid="00710a13"/>
    </style:style>
    <style:style style:name="P16" style:family="paragraph" style:parent-style-name="Text_20_body">
      <style:text-properties officeooo:rsid="00321897" officeooo:paragraph-rsid="00321897"/>
    </style:style>
    <style:style style:name="P17" style:family="paragraph" style:parent-style-name="Text_20_body">
      <style:text-properties officeooo:rsid="0035db7a" officeooo:paragraph-rsid="0035db7a"/>
    </style:style>
    <style:style style:name="P18" style:family="paragraph" style:parent-style-name="Text_20_body">
      <style:text-properties officeooo:rsid="0039daa6" officeooo:paragraph-rsid="0039daa6"/>
    </style:style>
    <style:style style:name="P19" style:family="paragraph" style:parent-style-name="Text_20_body">
      <style:text-properties officeooo:rsid="003aafef" officeooo:paragraph-rsid="003aafef"/>
    </style:style>
    <style:style style:name="P20" style:family="paragraph" style:parent-style-name="Text_20_body">
      <style:text-properties officeooo:rsid="003aafef" officeooo:paragraph-rsid="008674b7"/>
    </style:style>
    <style:style style:name="P21" style:family="paragraph" style:parent-style-name="Text_20_body">
      <style:text-properties officeooo:rsid="0040fe3d" officeooo:paragraph-rsid="0045562b"/>
    </style:style>
    <style:style style:name="P22" style:family="paragraph" style:parent-style-name="Text_20_body">
      <style:text-properties officeooo:rsid="0043d3df" officeooo:paragraph-rsid="0043d3df"/>
    </style:style>
    <style:style style:name="P23" style:family="paragraph" style:parent-style-name="Text_20_body">
      <style:text-properties officeooo:rsid="0045562b" officeooo:paragraph-rsid="0045562b"/>
    </style:style>
    <style:style style:name="P24" style:family="paragraph" style:parent-style-name="Text_20_body">
      <style:text-properties officeooo:rsid="0046b10c" officeooo:paragraph-rsid="0046b10c"/>
    </style:style>
    <style:style style:name="P25" style:family="paragraph" style:parent-style-name="Text_20_body">
      <style:text-properties officeooo:rsid="0049f4a9" officeooo:paragraph-rsid="0049f4a9"/>
    </style:style>
    <style:style style:name="P26" style:family="paragraph" style:parent-style-name="Text_20_body">
      <style:text-properties officeooo:rsid="004efbd1" officeooo:paragraph-rsid="004efbd1"/>
    </style:style>
    <style:style style:name="P27" style:family="paragraph" style:parent-style-name="Text_20_body">
      <style:text-properties officeooo:paragraph-rsid="004d37f8"/>
    </style:style>
    <style:style style:name="P28" style:family="paragraph" style:parent-style-name="Text_20_body">
      <style:text-properties officeooo:rsid="005a6957" officeooo:paragraph-rsid="005a6957"/>
    </style:style>
    <style:style style:name="P29" style:family="paragraph" style:parent-style-name="Text_20_body">
      <style:text-properties officeooo:rsid="005e3b7b" officeooo:paragraph-rsid="005e3b7b"/>
    </style:style>
    <style:style style:name="P30" style:family="paragraph" style:parent-style-name="Text_20_body">
      <style:text-properties officeooo:rsid="0061aa2a" officeooo:paragraph-rsid="0061aa2a"/>
    </style:style>
    <style:style style:name="P31" style:family="paragraph" style:parent-style-name="Text_20_body">
      <style:text-properties officeooo:rsid="00665361" officeooo:paragraph-rsid="00665361"/>
    </style:style>
    <style:style style:name="P32" style:family="paragraph" style:parent-style-name="Text_20_body">
      <style:text-properties officeooo:rsid="006659a4" officeooo:paragraph-rsid="006659a4"/>
    </style:style>
    <style:style style:name="P33" style:family="paragraph" style:parent-style-name="Text_20_body">
      <style:text-properties officeooo:rsid="00565735" officeooo:paragraph-rsid="0067afc2"/>
    </style:style>
    <style:style style:name="P34" style:family="paragraph" style:parent-style-name="Text_20_body">
      <style:text-properties officeooo:rsid="0065af6d" officeooo:paragraph-rsid="0067b5cc"/>
    </style:style>
    <style:style style:name="P35" style:family="paragraph" style:parent-style-name="Text_20_body">
      <style:text-properties officeooo:rsid="0067b5cc" officeooo:paragraph-rsid="0067b5cc"/>
    </style:style>
    <style:style style:name="P36" style:family="paragraph" style:parent-style-name="Text_20_body">
      <style:text-properties officeooo:rsid="006a6e28" officeooo:paragraph-rsid="006a6e28"/>
    </style:style>
    <style:style style:name="P37" style:family="paragraph" style:parent-style-name="Text_20_body">
      <style:text-properties officeooo:rsid="006bd066" officeooo:paragraph-rsid="006bd066"/>
    </style:style>
    <style:style style:name="P38" style:family="paragraph" style:parent-style-name="Text_20_body">
      <style:text-properties officeooo:rsid="00710a13" officeooo:paragraph-rsid="00710a13"/>
    </style:style>
    <style:style style:name="P39" style:family="paragraph" style:parent-style-name="Text_20_body">
      <style:text-properties fo:font-weight="bold" style:font-weight-asian="bold" style:font-weight-complex="bold"/>
    </style:style>
    <style:style style:name="P40" style:family="paragraph" style:parent-style-name="Text_20_body">
      <style:text-properties fo:font-weight="bold" officeooo:rsid="00710a13" officeooo:paragraph-rsid="00710a13" style:font-weight-asian="bold" style:font-weight-complex="bold"/>
    </style:style>
    <style:style style:name="P41" style:family="paragraph" style:parent-style-name="Text_20_body">
      <style:text-properties fo:font-weight="bold" officeooo:rsid="00754e1b" officeooo:paragraph-rsid="00754e1b" style:font-weight-asian="bold" style:font-weight-complex="bold"/>
    </style:style>
    <style:style style:name="P42" style:family="paragraph" style:parent-style-name="Text_20_body">
      <style:text-properties fo:font-weight="bold" officeooo:rsid="00b52228" officeooo:paragraph-rsid="00b52228" style:font-weight-asian="bold" style:font-weight-complex="bold"/>
    </style:style>
    <style:style style:name="P43" style:family="paragraph" style:parent-style-name="Text_20_body">
      <style:text-properties fo:font-weight="bold" officeooo:rsid="00b8fd62" officeooo:paragraph-rsid="00b8fd62" style:font-weight-asian="bold" style:font-weight-complex="bold"/>
    </style:style>
    <style:style style:name="P44" style:family="paragraph" style:parent-style-name="Text_20_body">
      <style:text-properties officeooo:rsid="00754e1b" officeooo:paragraph-rsid="00754e1b"/>
    </style:style>
    <style:style style:name="P45" style:family="paragraph" style:parent-style-name="Text_20_body">
      <style:text-properties officeooo:rsid="00754e1b" officeooo:paragraph-rsid="00898054"/>
    </style:style>
    <style:style style:name="P46" style:family="paragraph" style:parent-style-name="Text_20_body">
      <style:text-properties officeooo:rsid="007e5c63" officeooo:paragraph-rsid="007e5c63"/>
    </style:style>
    <style:style style:name="P47" style:family="paragraph" style:parent-style-name="Text_20_body">
      <style:text-properties officeooo:rsid="007f243d" officeooo:paragraph-rsid="007f243d"/>
    </style:style>
    <style:style style:name="P48" style:family="paragraph" style:parent-style-name="Text_20_body">
      <style:text-properties officeooo:rsid="008caa99" officeooo:paragraph-rsid="008caa99"/>
    </style:style>
    <style:style style:name="P49" style:family="paragraph" style:parent-style-name="Text_20_body">
      <style:text-properties officeooo:rsid="009748ad" officeooo:paragraph-rsid="009748ad"/>
    </style:style>
    <style:style style:name="P50" style:family="paragraph" style:parent-style-name="Text_20_body">
      <style:text-properties officeooo:rsid="009e21ca" officeooo:paragraph-rsid="009e21ca"/>
    </style:style>
    <style:style style:name="P51" style:family="paragraph" style:parent-style-name="Text_20_body">
      <style:text-properties officeooo:rsid="00a0ae1d" officeooo:paragraph-rsid="00a0ae1d"/>
    </style:style>
    <style:style style:name="P52" style:family="paragraph" style:parent-style-name="Text_20_body">
      <style:text-properties officeooo:rsid="00a7477f" officeooo:paragraph-rsid="00a7477f"/>
    </style:style>
    <style:style style:name="P53" style:family="paragraph" style:parent-style-name="Text_20_body">
      <style:text-properties officeooo:rsid="00ab23f5" officeooo:paragraph-rsid="00ab23f5"/>
    </style:style>
    <style:style style:name="P54" style:family="paragraph" style:parent-style-name="Text_20_body">
      <style:text-properties officeooo:rsid="00b2d780" officeooo:paragraph-rsid="00b2d780"/>
    </style:style>
    <style:style style:name="P55" style:family="paragraph" style:parent-style-name="Text_20_body">
      <style:text-properties officeooo:rsid="00b318fc" officeooo:paragraph-rsid="00b318fc"/>
    </style:style>
    <style:style style:name="P56" style:family="paragraph" style:parent-style-name="Text_20_body">
      <style:text-properties officeooo:rsid="00b3c1ea" officeooo:paragraph-rsid="00b3c1ea"/>
    </style:style>
    <style:style style:name="P57" style:family="paragraph" style:parent-style-name="Text_20_body">
      <style:text-properties officeooo:rsid="00b52228" officeooo:paragraph-rsid="00b52228"/>
    </style:style>
    <style:style style:name="P58" style:family="paragraph" style:parent-style-name="Text_20_body">
      <style:text-properties officeooo:rsid="00b79369" officeooo:paragraph-rsid="00b79369"/>
    </style:style>
    <style:style style:name="P59" style:family="paragraph" style:parent-style-name="Text_20_body">
      <style:text-properties officeooo:rsid="00b79369" officeooo:paragraph-rsid="00b8fd62"/>
    </style:style>
    <style:style style:name="P60" style:family="paragraph" style:parent-style-name="Text_20_body">
      <style:text-properties officeooo:rsid="00b8fd62" officeooo:paragraph-rsid="00b8fd62"/>
    </style:style>
    <style:style style:name="P61" style:family="paragraph" style:parent-style-name="Text_20_body">
      <style:text-properties officeooo:rsid="00b8fd62" officeooo:paragraph-rsid="00b95510"/>
    </style:style>
    <style:style style:name="P62" style:family="paragraph" style:parent-style-name="Text_20_body">
      <style:text-properties officeooo:rsid="00bdfea5" officeooo:paragraph-rsid="00bf9fa4"/>
    </style:style>
    <style:style style:name="P63" style:family="paragraph" style:parent-style-name="Table_20_Contents">
      <style:text-properties officeooo:rsid="000f3aeb" officeooo:paragraph-rsid="000f3aeb"/>
    </style:style>
    <style:style style:name="P64" style:family="paragraph" style:parent-style-name="Table_20_Contents">
      <style:text-properties officeooo:rsid="0010fd81" officeooo:paragraph-rsid="0010fd81"/>
    </style:style>
    <style:style style:name="P65" style:family="paragraph" style:parent-style-name="Table_20_Contents">
      <style:text-properties officeooo:rsid="00148db6" officeooo:paragraph-rsid="00148db6"/>
    </style:style>
    <style:style style:name="P66" style:family="paragraph" style:parent-style-name="Table_20_Contents">
      <style:text-properties officeooo:rsid="00148db6" officeooo:paragraph-rsid="00206b15"/>
    </style:style>
    <style:style style:name="P67" style:family="paragraph" style:parent-style-name="Table_20_Contents">
      <style:text-properties officeooo:rsid="00148db6" officeooo:paragraph-rsid="005dea28"/>
    </style:style>
    <style:style style:name="P68" style:family="paragraph" style:parent-style-name="Table_20_Contents">
      <style:text-properties officeooo:rsid="00148db6" officeooo:paragraph-rsid="0079a3e2"/>
    </style:style>
    <style:style style:name="P69" style:family="paragraph" style:parent-style-name="Table_20_Contents">
      <style:text-properties officeooo:rsid="001757de" officeooo:paragraph-rsid="001757de"/>
    </style:style>
    <style:style style:name="P70" style:family="paragraph" style:parent-style-name="Table_20_Contents">
      <style:text-properties officeooo:rsid="001757de" officeooo:paragraph-rsid="003ac0c6"/>
    </style:style>
    <style:style style:name="P71" style:family="paragraph" style:parent-style-name="Table_20_Contents">
      <style:text-properties officeooo:rsid="0018c722" officeooo:paragraph-rsid="0018c722"/>
    </style:style>
    <style:style style:name="P72" style:family="paragraph" style:parent-style-name="Table_20_Contents">
      <style:text-properties officeooo:rsid="01f8b3a9" officeooo:paragraph-rsid="01f8b3a9"/>
    </style:style>
    <style:style style:name="P73" style:family="paragraph" style:parent-style-name="Table_20_Contents">
      <style:text-properties officeooo:rsid="00206b15" officeooo:paragraph-rsid="00206b15"/>
    </style:style>
    <style:style style:name="P74" style:family="paragraph" style:parent-style-name="Table_20_Contents">
      <style:text-properties officeooo:rsid="002365ee" officeooo:paragraph-rsid="002365ee"/>
    </style:style>
    <style:style style:name="P75" style:family="paragraph" style:parent-style-name="Table_20_Contents">
      <style:text-properties fo:font-size="9pt" style:font-size-asian="9pt" style:font-size-complex="9pt"/>
    </style:style>
    <style:style style:name="P76" style:family="paragraph" style:parent-style-name="Table_20_Contents">
      <style:text-properties fo:font-size="9pt" officeooo:rsid="0018c722" officeooo:paragraph-rsid="0018c722" style:font-size-asian="9pt" style:font-size-complex="9pt"/>
    </style:style>
    <style:style style:name="P77" style:family="paragraph" style:parent-style-name="Table_20_Contents">
      <style:text-properties fo:font-size="9pt" officeooo:rsid="0018c722" officeooo:paragraph-rsid="006a6e28" style:font-size-asian="9pt" style:font-size-complex="9pt"/>
    </style:style>
    <style:style style:name="P78" style:family="paragraph" style:parent-style-name="Table_20_Contents">
      <style:text-properties fo:font-size="9pt" officeooo:rsid="001757de" officeooo:paragraph-rsid="001757de" style:font-size-asian="9pt" style:font-size-complex="9pt"/>
    </style:style>
    <style:style style:name="P79" style:family="paragraph" style:parent-style-name="Table_20_Contents">
      <style:text-properties fo:font-size="9pt" officeooo:rsid="001757de" officeooo:paragraph-rsid="002a4f10" style:font-size-asian="9pt" style:font-size-complex="9pt"/>
    </style:style>
    <style:style style:name="P80" style:family="paragraph" style:parent-style-name="Table_20_Contents">
      <style:text-properties fo:font-size="9pt" officeooo:rsid="006a6e28" officeooo:paragraph-rsid="006a6e28" style:font-size-asian="9pt" style:font-size-complex="9pt"/>
    </style:style>
    <style:style style:name="P81" style:family="paragraph" style:parent-style-name="Table_20_Contents">
      <style:text-properties officeooo:rsid="002d46c2" officeooo:paragraph-rsid="002d46c2"/>
    </style:style>
    <style:style style:name="P82" style:family="paragraph" style:parent-style-name="Table_20_Contents">
      <style:text-properties officeooo:rsid="002d46c2" officeooo:paragraph-rsid="006f8372"/>
    </style:style>
    <style:style style:name="P83" style:family="paragraph" style:parent-style-name="Table_20_Contents">
      <style:text-properties officeooo:rsid="00309b7a" officeooo:paragraph-rsid="00309b7a"/>
    </style:style>
    <style:style style:name="P84" style:family="paragraph" style:parent-style-name="Table_20_Contents">
      <style:text-properties officeooo:rsid="0034a15d" officeooo:paragraph-rsid="0034a15d"/>
    </style:style>
    <style:style style:name="P85" style:family="paragraph" style:parent-style-name="Table_20_Contents">
      <style:text-properties officeooo:rsid="0035db7a" officeooo:paragraph-rsid="0035db7a"/>
    </style:style>
    <style:style style:name="P86" style:family="paragraph" style:parent-style-name="Table_20_Contents">
      <style:text-properties officeooo:rsid="0039daa6" officeooo:paragraph-rsid="0039daa6"/>
    </style:style>
    <style:style style:name="P87" style:family="paragraph" style:parent-style-name="Table_20_Contents">
      <style:text-properties officeooo:rsid="003aafef" officeooo:paragraph-rsid="003aafef"/>
    </style:style>
    <style:style style:name="P88" style:family="paragraph" style:parent-style-name="Table_20_Contents">
      <style:text-properties officeooo:rsid="003e5284" officeooo:paragraph-rsid="003e5284"/>
    </style:style>
    <style:style style:name="P89" style:family="paragraph" style:parent-style-name="Table_20_Contents">
      <style:text-properties officeooo:rsid="003e5284" officeooo:paragraph-rsid="0079a3e2"/>
    </style:style>
    <style:style style:name="P90" style:family="paragraph" style:parent-style-name="Table_20_Contents">
      <style:text-properties officeooo:rsid="003e5284" officeooo:paragraph-rsid="0093f6f3"/>
    </style:style>
    <style:style style:name="P91" style:family="paragraph" style:parent-style-name="Table_20_Contents">
      <style:text-properties officeooo:rsid="0043d3df" officeooo:paragraph-rsid="0043d3df"/>
    </style:style>
    <style:style style:name="P92" style:family="paragraph" style:parent-style-name="Table_20_Contents">
      <style:text-properties officeooo:rsid="0043d3df" officeooo:paragraph-rsid="00967687"/>
    </style:style>
    <style:style style:name="P93" style:family="paragraph" style:parent-style-name="Table_20_Contents">
      <style:text-properties officeooo:rsid="0045562b" officeooo:paragraph-rsid="0045562b"/>
    </style:style>
    <style:style style:name="P94" style:family="paragraph" style:parent-style-name="Table_20_Contents">
      <style:text-properties officeooo:rsid="0046b10c" officeooo:paragraph-rsid="0046b10c"/>
    </style:style>
    <style:style style:name="P95" style:family="paragraph" style:parent-style-name="Table_20_Contents">
      <style:text-properties officeooo:rsid="0049cc7c" officeooo:paragraph-rsid="0049cc7c"/>
    </style:style>
    <style:style style:name="P96" style:family="paragraph" style:parent-style-name="Table_20_Contents">
      <style:text-properties officeooo:rsid="004b51ec" officeooo:paragraph-rsid="004efbd1"/>
    </style:style>
    <style:style style:name="P97" style:family="paragraph" style:parent-style-name="Table_20_Contents">
      <style:text-properties officeooo:rsid="004b51ec" officeooo:paragraph-rsid="005a6957"/>
    </style:style>
    <style:style style:name="P98" style:family="paragraph" style:parent-style-name="Table_20_Contents">
      <style:text-properties officeooo:rsid="0052f56c" officeooo:paragraph-rsid="005dea28"/>
    </style:style>
    <style:style style:name="P99" style:family="paragraph" style:parent-style-name="Table_20_Contents">
      <style:text-properties officeooo:rsid="0052f56c" officeooo:paragraph-rsid="0079a3e2"/>
    </style:style>
    <style:style style:name="P100" style:family="paragraph" style:parent-style-name="Table_20_Contents">
      <style:text-properties officeooo:rsid="0052f56c" officeooo:paragraph-rsid="00a8a659"/>
    </style:style>
    <style:style style:name="P101" style:family="paragraph" style:parent-style-name="Table_20_Contents">
      <style:text-properties officeooo:rsid="0052f56c" officeooo:paragraph-rsid="00b318fc"/>
    </style:style>
    <style:style style:name="P102" style:family="paragraph" style:parent-style-name="Table_20_Contents">
      <style:text-properties officeooo:rsid="00565735" officeooo:paragraph-rsid="00565735"/>
    </style:style>
    <style:style style:name="P103" style:family="paragraph" style:parent-style-name="Table_20_Contents">
      <style:text-properties officeooo:rsid="005c3afd" officeooo:paragraph-rsid="005c3afd"/>
    </style:style>
    <style:style style:name="P104" style:family="paragraph" style:parent-style-name="Table_20_Contents">
      <style:text-properties officeooo:rsid="005e3b7b" officeooo:paragraph-rsid="005e3b7b"/>
    </style:style>
    <style:style style:name="P105" style:family="paragraph" style:parent-style-name="Table_20_Contents">
      <style:text-properties officeooo:rsid="0062a21c" officeooo:paragraph-rsid="0062a21c"/>
    </style:style>
    <style:style style:name="P106" style:family="paragraph" style:parent-style-name="Table_20_Contents">
      <style:text-properties officeooo:rsid="006659a4" officeooo:paragraph-rsid="006659a4"/>
    </style:style>
    <style:style style:name="P107" style:family="paragraph" style:parent-style-name="Table_20_Contents">
      <style:text-properties officeooo:rsid="006a6e28" officeooo:paragraph-rsid="006a6e28"/>
    </style:style>
    <style:style style:name="P108" style:family="paragraph" style:parent-style-name="Table_20_Contents">
      <style:text-properties officeooo:rsid="0077076e" officeooo:paragraph-rsid="0077076e"/>
    </style:style>
    <style:style style:name="P109" style:family="paragraph" style:parent-style-name="Table_20_Contents">
      <style:text-properties officeooo:rsid="006e9213" officeooo:paragraph-rsid="006f8372"/>
    </style:style>
    <style:style style:name="P110" style:family="paragraph" style:parent-style-name="Table_20_Contents">
      <style:text-properties officeooo:rsid="0077ef92" officeooo:paragraph-rsid="0077ef92"/>
    </style:style>
    <style:style style:name="P111" style:family="paragraph" style:parent-style-name="Table_20_Contents">
      <style:text-properties fo:font-weight="bold" officeooo:rsid="003e5284" officeooo:paragraph-rsid="003e5284" style:font-weight-asian="bold" style:font-weight-complex="bold"/>
    </style:style>
    <style:style style:name="P112" style:family="paragraph" style:parent-style-name="Table_20_Contents">
      <style:text-properties fo:font-weight="bold" officeooo:rsid="00148db6" officeooo:paragraph-rsid="00148db6" style:font-weight-asian="bold" style:font-weight-complex="bold"/>
    </style:style>
    <style:style style:name="P113" style:family="paragraph" style:parent-style-name="Table_20_Contents">
      <style:text-properties fo:font-weight="bold" officeooo:rsid="004b51ec" officeooo:paragraph-rsid="005a6957" style:font-weight-asian="bold" style:font-weight-complex="bold"/>
    </style:style>
    <style:style style:name="P114" style:family="paragraph" style:parent-style-name="Table_20_Contents">
      <style:text-properties fo:font-weight="bold" officeooo:rsid="007fc3f4" officeooo:paragraph-rsid="007fc3f4" style:font-weight-asian="bold" style:font-weight-complex="bold"/>
    </style:style>
    <style:style style:name="P115" style:family="paragraph" style:parent-style-name="Table_20_Contents">
      <style:text-properties fo:font-weight="bold" officeooo:rsid="009c9113" officeooo:paragraph-rsid="009c9113" style:font-weight-asian="bold" style:font-weight-complex="bold"/>
    </style:style>
    <style:style style:name="P116" style:family="paragraph" style:parent-style-name="Table_20_Contents">
      <style:text-properties officeooo:rsid="007e5c63" officeooo:paragraph-rsid="007e5c63"/>
    </style:style>
    <style:style style:name="P117" style:family="paragraph" style:parent-style-name="Table_20_Contents">
      <style:text-properties officeooo:rsid="007f243d" officeooo:paragraph-rsid="007f243d"/>
    </style:style>
    <style:style style:name="P118" style:family="paragraph" style:parent-style-name="Table_20_Contents">
      <style:text-properties officeooo:rsid="007f243d" officeooo:paragraph-rsid="0090109c"/>
    </style:style>
    <style:style style:name="P119" style:family="paragraph" style:parent-style-name="Table_20_Contents">
      <style:text-properties officeooo:rsid="0093f6f3" officeooo:paragraph-rsid="0093f6f3"/>
    </style:style>
    <style:style style:name="P120" style:family="paragraph" style:parent-style-name="Table_20_Contents">
      <style:text-properties officeooo:rsid="009c9113" officeooo:paragraph-rsid="009c9113"/>
    </style:style>
    <style:style style:name="P121" style:family="paragraph" style:parent-style-name="Table_20_Contents">
      <style:text-properties officeooo:rsid="009e21ca" officeooo:paragraph-rsid="009e21ca"/>
    </style:style>
    <style:style style:name="P122" style:family="paragraph" style:parent-style-name="Table_20_Contents">
      <style:text-properties officeooo:rsid="009e21ca" officeooo:paragraph-rsid="00a2fc46"/>
    </style:style>
    <style:style style:name="P123" style:family="paragraph" style:parent-style-name="Table_20_Contents">
      <style:text-properties officeooo:rsid="009f07d7" officeooo:paragraph-rsid="009f07d7"/>
    </style:style>
    <style:style style:name="P124" style:family="paragraph" style:parent-style-name="Table_20_Contents">
      <style:text-properties officeooo:rsid="00a8a659" officeooo:paragraph-rsid="00a8a659"/>
    </style:style>
    <style:style style:name="P125" style:family="paragraph" style:parent-style-name="Table_20_Contents">
      <style:text-properties officeooo:rsid="00a8a659" officeooo:paragraph-rsid="00b318fc"/>
    </style:style>
    <style:style style:name="P126" style:family="paragraph" style:parent-style-name="Table_20_Contents">
      <style:text-properties officeooo:rsid="00ab23f5" officeooo:paragraph-rsid="00ab23f5"/>
    </style:style>
    <style:style style:name="P127" style:family="paragraph" style:parent-style-name="Table_20_Contents">
      <style:text-properties officeooo:rsid="00ace48a" officeooo:paragraph-rsid="00ace48a"/>
    </style:style>
    <style:style style:name="P128" style:family="paragraph" style:parent-style-name="Table_20_Contents">
      <style:text-properties officeooo:rsid="00aeb4ed" officeooo:paragraph-rsid="00aeb4ed"/>
    </style:style>
    <style:style style:name="P129" style:family="paragraph" style:parent-style-name="Table_20_Contents">
      <style:text-properties officeooo:rsid="00b2d780" officeooo:paragraph-rsid="00b2d780"/>
    </style:style>
    <style:style style:name="P130" style:family="paragraph" style:parent-style-name="Table_20_Contents">
      <style:text-properties officeooo:rsid="00b8fd62" officeooo:paragraph-rsid="00b8fd62"/>
    </style:style>
    <style:style style:name="P131" style:family="paragraph" style:parent-style-name="Text_20_body" style:list-style-name="L1">
      <style:text-properties officeooo:rsid="001ad7ca" officeooo:paragraph-rsid="001ad7ca"/>
    </style:style>
    <style:style style:name="P132" style:family="paragraph" style:parent-style-name="Text_20_body" style:list-style-name="L1">
      <style:text-properties officeooo:rsid="0049f4a9" officeooo:paragraph-rsid="001ad7ca"/>
    </style:style>
    <style:style style:name="P133" style:family="paragraph" style:parent-style-name="Text_20_body" style:list-style-name="L6">
      <style:text-properties officeooo:rsid="0049f4a9" officeooo:paragraph-rsid="0049f4a9"/>
    </style:style>
    <style:style style:name="P134" style:family="paragraph" style:parent-style-name="Text_20_body" style:list-style-name="L2">
      <style:text-properties officeooo:rsid="009748ad" officeooo:paragraph-rsid="009748ad"/>
    </style:style>
    <style:style style:name="P135" style:family="paragraph" style:parent-style-name="Text_20_body" style:list-style-name="L3">
      <style:text-properties officeooo:rsid="009748ad" officeooo:paragraph-rsid="009748ad"/>
    </style:style>
    <style:style style:name="P136" style:family="paragraph" style:parent-style-name="Text_20_body" style:list-style-name="L4">
      <style:text-properties officeooo:rsid="00111850" officeooo:paragraph-rsid="00111850"/>
    </style:style>
    <style:style style:name="P137" style:family="paragraph" style:parent-style-name="Text_20_body" style:list-style-name="L5">
      <style:text-properties officeooo:rsid="00bdfea5" officeooo:paragraph-rsid="00bf9fa4"/>
    </style:style>
    <style:style style:name="P138" style:family="paragraph" style:parent-style-name="Text_20_body" style:list-style-name="L7">
      <style:text-properties fo:language="en" fo:country="GB" officeooo:rsid="005853c9" officeooo:paragraph-rsid="005853c9" style:font-size-asian="10.5pt"/>
    </style:style>
    <style:style style:name="P139" style:family="paragraph" style:parent-style-name="Text_20_body" style:list-style-name="L7">
      <style:text-properties fo:language="en" fo:country="GB" officeooo:rsid="000f3aeb" officeooo:paragraph-rsid="000f3aeb" style:font-size-asian="10.5pt"/>
    </style:style>
    <style:style style:name="P140" style:family="paragraph" style:parent-style-name="Heading_20_1">
      <style:text-properties officeooo:rsid="000afa0a" officeooo:paragraph-rsid="000afa0a"/>
    </style:style>
    <style:style style:name="P141" style:family="paragraph" style:parent-style-name="Heading_20_1">
      <style:text-properties officeooo:rsid="000b02e9" officeooo:paragraph-rsid="000b02e9"/>
    </style:style>
    <style:style style:name="P142" style:family="paragraph" style:parent-style-name="Heading_20_2">
      <style:text-properties officeooo:paragraph-rsid="000afa0a"/>
    </style:style>
    <style:style style:name="P143" style:family="paragraph" style:parent-style-name="Heading_20_2">
      <style:text-properties officeooo:paragraph-rsid="00148db6"/>
    </style:style>
    <style:style style:name="P144" style:family="paragraph" style:parent-style-name="Heading_20_2">
      <style:text-properties officeooo:rsid="004d37f8" officeooo:paragraph-rsid="004d37f8"/>
    </style:style>
    <style:style style:name="P145" style:family="paragraph" style:parent-style-name="Heading_20_2">
      <style:text-properties officeooo:rsid="000b02e9" officeooo:paragraph-rsid="000b02e9"/>
    </style:style>
    <style:style style:name="P146" style:family="paragraph" style:parent-style-name="Heading_20_2">
      <style:text-properties officeooo:rsid="007d9d30" officeooo:paragraph-rsid="007d9d30"/>
    </style:style>
    <style:style style:name="P147" style:family="paragraph" style:parent-style-name="Table_20_Contents">
      <style:text-properties officeooo:rsid="00c5138d" officeooo:paragraph-rsid="00c5138d"/>
    </style:style>
    <style:style style:name="T1" style:family="text">
      <style:text-properties officeooo:rsid="00289e80"/>
    </style:style>
    <style:style style:name="T2" style:family="text">
      <style:text-properties fo:language="en" fo:country="GB" style:font-size-asian="10.5pt"/>
    </style:style>
    <style:style style:name="T3" style:family="text">
      <style:text-properties officeooo:rsid="000afa0a"/>
    </style:style>
    <style:style style:name="T4" style:family="text">
      <style:text-properties officeooo:rsid="00148db6"/>
    </style:style>
    <style:style style:name="T5" style:family="text">
      <style:text-properties officeooo:rsid="0018c722"/>
    </style:style>
    <style:style style:name="T6" style:family="text">
      <style:text-properties officeooo:rsid="00206b15"/>
    </style:style>
    <style:style style:name="T7" style:family="text">
      <style:text-properties officeooo:rsid="0021d095"/>
    </style:style>
    <style:style style:name="T8" style:family="text">
      <style:text-properties officeooo:rsid="0025260c"/>
    </style:style>
    <style:style style:name="T9" style:family="text">
      <style:text-properties officeooo:rsid="002f2b35"/>
    </style:style>
    <style:style style:name="T10" style:family="text">
      <style:text-properties officeooo:rsid="0033539e"/>
    </style:style>
    <style:style style:name="T11" style:family="text">
      <style:text-properties officeooo:rsid="0034a15d"/>
    </style:style>
    <style:style style:name="T12" style:family="text">
      <style:text-properties officeooo:rsid="003aafef"/>
    </style:style>
    <style:style style:name="T13" style:family="text">
      <style:text-properties officeooo:rsid="003ac0c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ac0c6" style:font-weight-asian="bold" style:font-weight-complex="bold"/>
    </style:style>
    <style:style style:name="T16" style:family="text">
      <style:text-properties fo:font-weight="bold" officeooo:rsid="004efbd1" style:font-weight-asian="bold" style:font-weight-complex="bold"/>
    </style:style>
    <style:style style:name="T17" style:family="text">
      <style:text-properties fo:font-weight="bold" officeooo:rsid="0059d32f" style:font-weight-asian="bold" style:font-weight-complex="bold"/>
    </style:style>
    <style:style style:name="T18" style:family="text">
      <style:text-properties fo:font-weight="bold" officeooo:rsid="0090109c" style:font-weight-asian="bold" style:font-weight-complex="bold"/>
    </style:style>
    <style:style style:name="T19" style:family="text">
      <style:text-properties fo:font-weight="bold" officeooo:rsid="00a8a659" style:font-weight-asian="bold" style:font-weight-complex="bold"/>
    </style:style>
    <style:style style:name="T20" style:family="text">
      <style:text-properties fo:font-weight="bold" officeooo:rsid="00bb0b73" style:font-weight-asian="bold" style:font-weight-complex="bold"/>
    </style:style>
    <style:style style:name="T21" style:family="text">
      <style:text-properties officeooo:rsid="003c84cd"/>
    </style:style>
    <style:style style:name="T22" style:family="text">
      <style:text-properties officeooo:rsid="003e5284"/>
    </style:style>
    <style:style style:name="T23" style:family="text">
      <style:text-properties officeooo:rsid="003f7706"/>
    </style:style>
    <style:style style:name="T24" style:family="text">
      <style:text-properties officeooo:rsid="0046b10c"/>
    </style:style>
    <style:style style:name="T25" style:family="text">
      <style:text-properties officeooo:rsid="0049f4a9"/>
    </style:style>
    <style:style style:name="T26" style:family="text">
      <style:text-properties officeooo:rsid="004fb8bc"/>
    </style:style>
    <style:style style:name="T27" style:family="text">
      <style:text-properties officeooo:rsid="005853c9"/>
    </style:style>
    <style:style style:name="T28" style:family="text">
      <style:text-properties officeooo:rsid="0059d32f"/>
    </style:style>
    <style:style style:name="T29" style:family="text">
      <style:text-properties officeooo:rsid="005a6957"/>
    </style:style>
    <style:style style:name="T30" style:family="text">
      <style:text-properties officeooo:rsid="005c3afd"/>
    </style:style>
    <style:style style:name="T31" style:family="text">
      <style:text-properties officeooo:rsid="005dea28"/>
    </style:style>
    <style:style style:name="T32" style:family="text">
      <style:text-properties officeooo:rsid="005e3b7b"/>
    </style:style>
    <style:style style:name="T33" style:family="text">
      <style:text-properties style:use-window-font-color="true" fo:background-color="transparent" loext:char-shading-value="0" style:font-weight-complex="600"/>
    </style:style>
    <style:style style:name="T34" style:family="text">
      <style:text-properties officeooo:rsid="0067afc2"/>
    </style:style>
    <style:style style:name="T35" style:family="text">
      <style:text-properties officeooo:rsid="006a6e28"/>
    </style:style>
    <style:style style:name="T36" style:family="text">
      <style:text-properties officeooo:rsid="00710a13"/>
    </style:style>
    <style:style style:name="T37" style:family="text">
      <style:text-properties officeooo:rsid="0071f185"/>
    </style:style>
    <style:style style:name="T38" style:family="text">
      <style:text-properties officeooo:rsid="0072f0fc"/>
    </style:style>
    <style:style style:name="T39" style:family="text">
      <style:text-properties officeooo:rsid="0076017f"/>
    </style:style>
    <style:style style:name="T40" style:family="text">
      <style:text-properties officeooo:rsid="0079a3e2"/>
    </style:style>
    <style:style style:name="T41" style:family="text">
      <style:text-properties officeooo:rsid="007cae62"/>
    </style:style>
    <style:style style:name="T42" style:family="text">
      <style:text-properties officeooo:rsid="007d207e"/>
    </style:style>
    <style:style style:name="T43" style:family="text">
      <style:text-properties officeooo:rsid="007fc3f4"/>
    </style:style>
    <style:style style:name="T44" style:family="text">
      <style:text-properties officeooo:rsid="00802b69"/>
    </style:style>
    <style:style style:name="T45" style:family="text">
      <style:text-properties officeooo:rsid="00821693"/>
    </style:style>
    <style:style style:name="T46" style:family="text">
      <style:text-properties officeooo:rsid="008674b7"/>
    </style:style>
    <style:style style:name="T47" style:family="text">
      <style:text-properties officeooo:rsid="0087b67b"/>
    </style:style>
    <style:style style:name="T48" style:family="text">
      <style:text-properties officeooo:rsid="00898054"/>
    </style:style>
    <style:style style:name="T49" style:family="text">
      <style:text-properties fo:font-weight="normal" officeooo:rsid="00898054" style:font-weight-asian="normal" style:font-weight-complex="normal"/>
    </style:style>
    <style:style style:name="T50" style:family="text">
      <style:text-properties officeooo:rsid="008ab868"/>
    </style:style>
    <style:style style:name="T51" style:family="text">
      <style:text-properties officeooo:rsid="008b429e"/>
    </style:style>
    <style:style style:name="T52" style:family="text">
      <style:text-properties officeooo:rsid="008e4c6e"/>
    </style:style>
    <style:style style:name="T53" style:family="text">
      <style:text-properties officeooo:rsid="008ed404"/>
    </style:style>
    <style:style style:name="T54" style:family="text">
      <style:text-properties officeooo:rsid="0090109c"/>
    </style:style>
    <style:style style:name="T55" style:family="text">
      <style:text-properties officeooo:rsid="0091c5eb"/>
    </style:style>
    <style:style style:name="T56" style:family="text">
      <style:text-properties officeooo:rsid="009250d8"/>
    </style:style>
    <style:style style:name="T57" style:family="text">
      <style:text-properties officeooo:rsid="0093f6f3"/>
    </style:style>
    <style:style style:name="T58" style:family="text">
      <style:text-properties officeooo:rsid="00967687"/>
    </style:style>
    <style:style style:name="T59" style:family="text">
      <style:text-properties officeooo:rsid="00971ad0"/>
    </style:style>
    <style:style style:name="T60" style:family="text">
      <style:text-properties officeooo:rsid="009ba247"/>
    </style:style>
    <style:style style:name="T61" style:family="text">
      <style:text-properties officeooo:rsid="00a2fc46"/>
    </style:style>
    <style:style style:name="T62" style:family="text">
      <style:text-properties officeooo:rsid="00a7aeae"/>
    </style:style>
    <style:style style:name="T63" style:family="text">
      <style:text-properties officeooo:rsid="00a8a659"/>
    </style:style>
    <style:style style:name="T64" style:family="text">
      <style:text-properties officeooo:rsid="00aa23c6"/>
    </style:style>
    <style:style style:name="T65" style:family="text">
      <style:text-properties officeooo:rsid="00ad7ac2"/>
    </style:style>
    <style:style style:name="T66" style:family="text">
      <style:text-properties officeooo:rsid="00b0213d"/>
    </style:style>
    <style:style style:name="T67" style:family="text">
      <style:text-properties officeooo:rsid="00b4810e"/>
    </style:style>
    <style:style style:name="T68" style:family="text">
      <style:text-properties officeooo:rsid="00b8fd62"/>
    </style:style>
    <style:style style:name="T69" style:family="text">
      <style:text-properties style:font-name="Courier" fo:font-weight="bold" style:font-weight-asian="bold" style:font-weight-complex="bold"/>
    </style:style>
    <style:style style:name="T70" style:family="text">
      <style:text-properties officeooo:rsid="00b99b7e"/>
    </style:style>
    <style:style style:name="T71" style:family="text">
      <style:text-properties officeooo:rsid="00b9dc85"/>
    </style:style>
    <style:style style:name="T72" style:family="text">
      <style:text-properties officeooo:rsid="00c437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documentation <text:span text:style-name="T56">describes</text:span> gpgmailencrypt 2.<text:span text:style-name="T70">4.x</text:span></text:p>
      <text:h text:style-name="P140" text:outline-level="1">What is gpgmailencrypt</text:h>
      <text:p text:style-name="P9">gpgmailencrypt <text:span text:style-name="T25">is an <text:s/>e-mail gateway that </text:span>can encrypt e-mails. </text:p>
      <text:p text:style-name="P9">It supports </text:p>
      <text:list xml:id="list2933131051473113229" text:style-name="L1">
        <text:list-item>
          <text:p text:style-name="P131">PGP/Inline </text:p>
        </text:list-item>
        <text:list-item>
          <text:p text:style-name="P131">PGP/Mime </text:p>
        </text:list-item>
        <text:list-item>
          <text:p text:style-name="P131">SMime</text:p>
        </text:list-item>
        <text:list-item>
          <text:p text:style-name="P132">encrypted PDF</text:p>
        </text:list-item>
      </text:list>
      <text:p text:style-name="P49">gpgmailencrypt also can do virus and spam checks and can be a total replacement for amavis. <text:span text:style-name="T71">Additionally it can sign your e-mails with a DKIM key.</text:span></text:p>
      <text:p text:style-name="P49">Supported spamfilters are</text:p>
      <text:list xml:id="list6017704850325728907" text:style-name="L2">
        <text:list-item>
          <text:p text:style-name="P134">spamassassin</text:p>
        </text:list-item>
        <text:list-item>
          <text:p text:style-name="P134">bogofilter</text:p>
        </text:list-item>
      </text:list>
      <text:p text:style-name="P49">Supported virus scanners are</text:p>
      <text:list xml:id="list7965421105443616011" text:style-name="L3">
        <text:list-item>
          <text:p text:style-name="P135">Avast</text:p>
        </text:list-item>
        <text:list-item>
          <text:p text:style-name="P135">Bitdefender</text:p>
        </text:list-item>
        <text:list-item>
          <text:p text:style-name="P135">Clamav</text:p>
        </text:list-item>
        <text:list-item>
          <text:p text:style-name="P135">Drweb</text:p>
        </text:list-item>
        <text:list-item>
          <text:p text:style-name="P135">F-prot</text:p>
        </text:list-item>
        <text:list-item>
          <text:p text:style-name="P135">Sophos</text:p>
        </text:list-item>
      </text:list>
      <text:p text:style-name="P9">It can be used normally as a script doing everything on command line or in daemon mode, where gpgmailencrypt acts as an encrypting smtp server. </text:p>
      <text:p text:style-name="P9">It takes e-mails and if a encryption key exists for this user it will return the e-mail encrypted to another e-mail server. </text:p>
      <text:p text:style-name="P9">The encryption method can be selected per user. </text:p>
      <text:h text:style-name="Heading_20_2" text:outline-level="2">Prerequisites</text:h>
      <text:p text:style-name="P5">The following software needs to installed</text:p>
      <text:list xml:id="list489408074402875724" text:style-name="L4">
        <text:list-item>
          <text:p text:style-name="P136">python<text:span text:style-name="T21">3</text:span>.x</text:p>
        </text:list-item>
        <text:list-item>
          <text:p text:style-name="P136"><text:soft-page-break/>gnupg (I recommend version 2)</text:p>
        </text:list-item>
        <text:list-item>
          <text:p text:style-name="P136">openssl</text:p>
        </text:list-item>
      </text:list>
      <text:p text:style-name="P62">and the python3 modules</text:p>
      <text:list xml:id="list6142492346775268471" text:style-name="L5">
        <text:list-item>
          <text:p text:style-name="P137">pyclamd <text:span text:style-name="T72">(for clamav support)</text:span>,</text:p>
        </text:list-item>
        <text:list-item>
          <text:p text:style-name="P137">pypdf2,</text:p>
        </text:list-item>
        <text:list-item>
          <text:p text:style-name="P137">beautifulsoup4,</text:p>
        </text:list-item>
        <text:list-item>
          <text:p text:style-name="P137">python-magic</text:p>
        </text:list-item>
      </text:list>
      <text:p text:style-name="P25">For encrypted-PDF you need to install:</text:p>
      <text:list xml:id="list8595409843893950197" text:style-name="L6">
        <text:list-item>
          <text:p text:style-name="P133">wkhtml2pdf (<text:a xlink:type="simple" xlink:href="http://wkhtmltopdf.org/">http://wkhtmltopdf.org</text:a>)</text:p>
        </text:list-item>
        <text:list-item>
          <text:p text:style-name="P133">pdftk</text:p>
        </text:list-item>
        <text:list-item>
          <text:p text:style-name="P133">7zip</text:p>
        </text:list-item>
      </text:list>
      <text:h text:style-name="Heading_20_1" text:outline-level="1">Installation</text:h>
      <text:h text:style-name="Heading_20_2" text:outline-level="2"><text:span text:style-name="T3">G</text:span>eneral </text:h>
      <text:p text:style-name="P34">There are 2 different ways to install gpgmailencrypt. Choose the one that suits you best. <text:span text:style-name="T34">In both cases you need to have installed python3 setuptools (on Ubuntu it's 'sudo apt-get install python3-setuptools')</text:span></text:p>
      <text:h text:style-name="Heading_20_3" text:outline-level="3">Using pip</text:h>
      <text:p text:style-name="P35">Install pip first (on Ubuntu its 'sudo apt-get install python3-pip')</text:p>
      <text:p text:style-name="P33">The most easy way to install gpgmailencrypt is via pip:</text:p>
      <table:table table:name="Tabelle35" table:style-name="Tabelle35">
        <table:table-column table:style-name="Tabelle35.A"/>
        <table:table-row>
          <table:table-cell table:style-name="Tabelle35.A1" office:value-type="string">
            <text:p text:style-name="P102">sudo -<text:span text:style-name="T62">H </text:span>pip3 install gpgmailencrypt</text:p>
          </table:table-cell>
        </table:table-row>
      </table:table>
      <text:h text:style-name="Heading_20_3" text:outline-level="3"><text:span text:style-name="T33">Installing</text:span> the archive</text:h>
      <text:p text:style-name="P30">After you've downloaded the package from <text:a xlink:type="simple" xlink:href="https://github.com/gpgmailencrypt/gpgmailencrypt/releases">https://github.com/gpgmailencrypt/gpgmailencrypt/releases</text:a></text:p>
      <table:table table:name="Tabelle38" table:style-name="Tabelle38">
        <table:table-column table:style-name="Tabelle38.A"/>
        <table:table-row>
          <table:table-cell table:style-name="Tabelle38.A1" office:value-type="string">
            <text:p text:style-name="Table_20_Contents">unzip the zip-package with unzip gpgmailencrypt-xxx.zip</text:p>
            <text:p text:style-name="Table_20_Contents">or untar it</text:p>
            <text:p text:style-name="Table_20_Contents">tar -xzf gpgmailencrypt-xxx.tar.gz</text:p>
          </table:table-cell>
        </table:table-row>
      </table:table>
      <text:p text:style-name="P30"/>
      <text:p text:style-name="P30">Then change in the directory and start installation with</text:p>
      <table:table table:name="Tabelle39" table:style-name="Tabelle39">
        <table:table-column table:style-name="Tabelle39.A"/>
        <table:table-row>
          <table:table-cell table:style-name="Tabelle39.A1" office:value-type="string">
            <text:p text:style-name="P105">sudo python3 ./setup.py install</text:p>
          </table:table-cell>
        </table:table-row>
      </table:table>
      <text:h text:style-name="Heading_20_2" text:outline-level="2"><text:soft-page-break/>Daemon</text:h>
      <text:list xml:id="list5780759666684560885" text:style-name="L7">
        <text:list-item>
          <text:p text:style-name="P138">Make the gpgmailencrypt init file writeable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63">sudo <text:span text:style-name="T27">chmod 755</text:span><text:span text:style-name="T2"> /etc/init.d/gpgmailencrypt</text:span></text:p>
          </table:table-cell>
        </table:table-row>
      </table:table>
      <text:list xml:id="list200624242788176" text:continue-numbering="true" text:style-name="L7">
        <text:list-item>
          <text:p text:style-name="P139">Create a user (gpg-mailencrypt) under which the daemon should run</text:p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63">sudo adduser gpg-mailencrypt</text:p>
          </table:table-cell>
        </table:table-row>
      </table:table>
      <text:list xml:id="list200624024855475" text:continue-numbering="true" text:style-name="L7">
        <text:list-item>
          <text:p text:style-name="P139">You can set the user in the file /etc/default/gpgmailencrypt. It should contain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63">USER="gpg-mailencrypt"</text:p>
            <text:p text:style-name="P64">DIR=”/usr/local/bin”</text:p>
          </table:table-cell>
        </table:table-row>
      </table:table>
      <text:h text:style-name="Heading_20_1" text:outline-level="1">Configuration /etc/gpgmailencrypt.conf</text:h>
      <text:p text:style-name="P32">To create a default configuration file create the conf file with:</text:p>
      <table:table table:name="Tabelle40" table:style-name="Tabelle40">
        <table:table-column table:style-name="Tabelle40.A"/>
        <table:table-row>
          <table:table-cell table:style-name="Tabelle40.A1" office:value-type="string">
            <text:p text:style-name="P106">gme.py -x &gt;~/gpgmailencrypt.conf</text:p>
            <text:p text:style-name="P106">sudo cp ~/gpgmailencrypt.conf /etc</text:p>
          </table:table-cell>
        </table:table-row>
        <table:table-row>
          <table:table-cell table:style-name="Tabelle40.A2" office:value-type="string">
            <text:p text:style-name="Table_20_Contents">sudo chown gpg-mailencrypt.root /etc/gpgmailencrypt.conf</text:p>
            <text:p text:style-name="P106">sudo chmod 640 /etc/gpgmailencrypt.conf</text:p>
          </table:table-cell>
        </table:table-row>
      </table:table>
      <text:h text:style-name="P142" text:outline-level="2"><text:span text:style-name="T3">G</text:span>eneral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111">[default] </text:p>
            <text:p text:style-name="P89"><text:span text:style-name="T14">prefered_encryption</text:span> = pgpinline <text:tab/><text:tab/>#valid values are </text:p>
            <text:p text:style-name="P89"><text:span text:style-name="T40"><text:tab/><text:tab/><text:tab/><text:tab/><text:tab/><text:tab/><text:tab/>#</text:span>'pgpinline','pgpmime' or 'smime' </text:p>
            <text:p text:style-name="P89"><text:span text:style-name="T14">add_header</text:span> = no <text:s text:c="8"/><text:tab/><text:tab/><text:tab/>#adds a X-GPGMailencrypt header to </text:p>
            <text:p text:style-name="P89"><text:span text:style-name="T40"><text:tab/><text:tab/><text:tab/><text:tab/><text:tab/><text:tab/><text:tab/>#</text:span>the mail </text:p>
            <text:p text:style-name="P89"><text:span text:style-name="T14">domains</text:span> = <text:s text:c="3"/><text:tab/><text:tab/> <text:s text:c="4"/><text:tab/><text:tab/><text:tab/>#comma separated list of domain </text:p>
            <text:p text:style-name="P89"><text:span text:style-name="T40"><text:tab/><text:tab/><text:tab/><text:tab/><text:tab/><text:tab/><text:tab/>#</text:span>names, that should be encrypted, </text:p>
            <text:p text:style-name="P89"><text:span text:style-name="T40"><text:tab/><text:tab/><text:tab/><text:tab/><text:tab/><text:tab/><text:tab/>#</text:span>empty is all </text:p>
            <text:p text:style-name="P127"><text:span text:style-name="T14">homedomains</text:span>=localhost<text:tab/><text:tab/><text:tab/><text:tab/>#a comma separated list of domains, <text:tab/><text:tab/><text:tab/><text:tab/><text:tab/><text:tab/><text:tab/>#for which this server is working </text:p>
            <text:p text:style-name="P127"><text:tab/><text:tab/><text:tab/><text:tab/><text:tab/><text:tab/><text:tab/>#and users might receive system mail<text:span text:style-name="T65">s</text:span> <text:tab/><text:tab/><text:tab/><text:tab/><text:tab/><text:tab/><text:tab/>#and can use pdf encrypt </text:p>
            <text:p text:style-name="P89"><text:span text:style-name="T14">spamsubject</text:span> =***SPAM<text:tab/><text:tab/><text:tab/><text:tab/>#Spam recognition string, spam will </text:p>
            <text:p text:style-name="P89"><text:tab/><text:tab/><text:tab/><text:tab/><text:tab/><text:tab/><text:tab/><text:span text:style-name="T40">#</text:span>not be encrypted </text:p>
            <text:p text:style-name="P88"><text:span text:style-name="T14">output</text:span>=mail <text:tab/><text:tab/><text:tab/><text:tab/><text:tab/>#valid values are 'mail'or 'stdout' </text:p>
            <text:p text:style-name="P90"><text:span text:style-name="T14">locale</text:span>=en <text:tab/><text:tab/><text:tab/><text:tab/><text:tab/><text:tab/>#<text:span text:style-name="T57">DA|DE|EN|ES|FI|FR|IT|NL|NO|PL|PT|</text:span></text:p>
            <text:p text:style-name="P119"><text:tab/><text:tab/><text:tab/><text:tab/><text:tab/><text:tab/><text:tab/>#RU|SV</text:p>
            <text:p text:style-name="P99"><text:span text:style-name="T14">mailtemplatedir</text:span>=/usr/share/gpgmailencrypt/mailtemplates </text:p>
            <text:p text:style-name="P99"><text:tab/><text:tab/><text:tab/><text:tab/><text:tab/><text:tab/><text:tab/>#directory where mail </text:p>
            <text:p text:style-name="P98"><text:span text:style-name="T31"><text:tab/><text:tab/><text:tab/><text:tab/><text:tab/><text:tab/><text:tab/>#</text:span>templates are stored </text:p>
            <text:p text:style-name="P98"><text:span text:style-name="T14">systemmailfrom</text:span>=gpgmailencrypt@localhost<text:tab/># e-mail address used when sending </text:p>
            <text:p text:style-name="P98"><text:span text:style-name="T31"><text:tab/><text:tab/><text:tab/><text:tab/><text:tab/><text:tab/><text:tab/>#</text:span>system mails </text:p>
            <text:p text:style-name="P98"><text:span text:style-name="T14">alwaysencrypt</text:span>=False<text:tab/><text:tab/><text:tab/><text:tab/>#if True e-mails will be sent </text:p>
            <text:p text:style-name="P98"><text:span text:style-name="T31"><text:tab/><text:tab/><text:tab/><text:tab/><text:tab/><text:tab/><text:tab/>#</text:span>encrypted, even if there is no key. </text:p>
            <text:p text:style-name="P100"><text:span text:style-name="T31"><text:tab/><text:tab/><text:tab/><text:tab/><text:tab/><text:tab/><text:tab/>#</text:span>Fallback encryption is encrypted pdf</text:p>
            <text:p text:style-name="P100"><text:span text:style-name="T19">use_sentaddress</text:span><text:span text:style-name="T63">=False<text:tab/><text:tab/><text:tab/><text:tab/>#If true a copy of the mail will be <text:line-break/><text:tab/><text:tab/><text:tab/><text:tab/><text:tab/><text:tab/><text:tab/>#sent to the sender of the mail. </text:span></text:p>
            <text:p text:style-name="P124"><text:tab/><text:tab/><text:tab/><text:tab/><text:tab/><text:tab/><text:tab/>#the from address will be changed to <text:line-break/><text:tab/><text:tab/><text:tab/><text:tab/><text:tab/><text:tab/><text:tab/>#'sent_address'. This can be used </text:p>
            <text:p text:style-name="P124"><text:tab/><text:tab/><text:tab/><text:tab/><text:tab/><text:tab/><text:tab/>#to store encrypted e-mails in the <text:line-break/><text:tab/><text:tab/><text:tab/><text:tab/><text:tab/><text:tab/><text:tab/>#sent folder of the user <text:s text:c="23"/><text:soft-page-break/><text:tab/><text:tab/><text:tab/><text:tab/><text:tab/><text:tab/><text:tab/>#using the sent_address to filter with </text:p>
            <text:p text:style-name="P124"><text:tab/><text:tab/><text:tab/><text:tab/><text:tab/><text:tab/><text:tab/>#sieve or the e-mail client </text:p>
            <text:p text:style-name="P124"><text:span text:style-name="T14">sent_address</text:span>=<text:span text:style-name="T64">SENT</text:span><text:tab/><text:tab/><text:tab/><text:tab/><text:tab/>#the used address looks like <text:line-break/><text:tab/><text:tab/><text:tab/><text:tab/><text:tab/><text:tab/><text:tab/>#'sent_address &lt;original@fromaddress&gt;' </text:p>
            <text:p text:style-name="P147"/>
            <text:p text:style-name="P147">[<text:span text:style-name="T14">mailserver</text:span>]</text:p>
            <text:p text:style-name="P147"><text:span text:style-name="T14">host</text:span> = 127.0.0.1<text:tab/><text:tab/><text:tab/><text:tab/><text:tab/>#smtp host</text:p>
            <text:p text:style-name="P147"><text:span text:style-name="T14">port</text:span> = 25<text:tab/><text:tab/><text:tab/><text:tab/><text:tab/><text:tab/>#smtp port</text:p>
            <text:p text:style-name="P147"><text:span text:style-name="T14">authenticate</text:span> = False<text:tab/><text:tab/><text:tab/><text:tab/>#user must authenticate</text:p>
            <text:p text:style-name="P147"><text:span text:style-name="T14">usesmtps</text:span>=False<text:tab/><text:tab/><text:tab/><text:tab/><text:tab/>#if True, the connection is ssl <text:tab/><text:tab/><text:tab/><text:tab/><text:tab/><text:tab/><text:tab/><text:tab/>#encrypted from the beginning</text:p>
            <text:p text:style-name="P147"><text:tab/><text:tab/><text:tab/><text:tab/><text:tab/><text:tab/><text:tab/>#don't confuse it with STARTTLS, which <text:tab/><text:tab/><text:tab/><text:tab/><text:tab/><text:tab/><text:tab/>#will be used automatically</text:p>
            <text:p text:style-name="P147"><text:span text:style-name="T14">smtpcredential</text:span> =/etc/gpgmailencrypt.cfg<text:tab/>#file that keeps user and password <text:tab/><text:tab/><text:tab/><text:tab/><text:tab/><text:tab/><text:tab/><text:tab/>#information</text:p>
            <text:p text:style-name="P147"><text:tab/><text:tab/><text:tab/><text:tab/><text:tab/><text:tab/><text:tab/>#file format 'user=password'</text:p>
            <text:p text:style-name="P147"><text:span text:style-name="T14">cacerts</text:span>=/etc/ssl/ca-certificates.crt<text:tab/>#the ca certificate storage file used <text:tab/><text:tab/><text:tab/><text:tab/><text:tab/><text:tab/><text:tab/>#for verifiying smtp connections</text:p>
            <text:p text:style-name="P147">#<text:span text:style-name="T14">fingerprints</text:span>=12345<text:tab/><text:tab/><text:tab/><text:tab/>#a comma separated list of certificate <text:tab/><text:tab/><text:tab/><text:tab/><text:tab/><text:tab/><text:tab/>#fingerprints used for certificate </text:p>
            <text:p text:style-name="P147"><text:tab/><text:tab/><text:tab/><text:tab/><text:tab/><text:tab/><text:tab/>#pinning, if list is empty, <text:tab/><text:tab/><text:tab/><text:tab/><text:tab/><text:tab/><text:tab/><text:tab/><text:tab/>#certificate pinning is switched off</text:p>
          </table:table-cell>
        </table:table-row>
      </table:table>
      <text:p text:style-name="P4"/>
      <text:h text:style-name="P143" text:outline-level="2">PGP specific configuration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112">[gpg] </text:p>
            <text:p text:style-name="P67"><text:span text:style-name="T14">keyhome</text:span> = /var/lib/gpgmailencrypt/.gnupg <text:s text:c="2"/><text:tab/><text:span text:style-name="T22">#</text:span>home directory of public <text:s/></text:p>
            <text:p text:style-name="P67"><text:span text:style-name="T31"><text:tab/><text:tab/><text:tab/><text:tab/><text:tab/><text:tab/><text:tab/><text:tab/>#</text:span>gpgkeyring </text:p>
            <text:p text:style-name="P65"><text:span text:style-name="T14">gpgcommand</text:span> = /usr/bin/gpg2 </text:p>
            <text:p text:style-name="P67"><text:span text:style-name="T14">allowgpgcomment</text:span> = yes<text:tab/><text:tab/><text:tab/><text:tab/><text:tab/><text:span text:style-name="T22">#</text:span>allow a comment string in the </text:p>
            <text:p text:style-name="P67"><text:span text:style-name="T31"><text:tab/><text:tab/><text:tab/><text:tab/><text:tab/><text:tab/><text:tab/><text:tab/>#</text:span>GPG file </text:p>
          </table:table-cell>
        </table:table-row>
      </table:table>
      <text:p text:style-name="P6"/>
      <text:h text:style-name="P143" text:outline-level="2">SMIME specific configuration</text:h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112">[smime] </text:p>
            <text:p text:style-name="P68"><text:span text:style-name="T14">keyhome</text:span> = ~/.smime<text:tab/><text:tab/><text:tab/><text:tab/><text:span text:style-name="T23">#</text:span>home directory of S/MIME public key </text:p>
            <text:p text:style-name="P68"><text:span text:style-name="T40"><text:tab/><text:tab/><text:tab/><text:tab/><text:tab/><text:tab/><text:tab/>#</text:span>files </text:p>
            <text:p text:style-name="P65"><text:span text:style-name="T14">opensslcommand</text:span> = /usr/bin/openssl </text:p>
            <text:p text:style-name="P65"><text:span text:style-name="T14">defaultcipher</text:span> = DES3<text:tab/><text:tab/><text:tab/><text:tab/><text:span text:style-name="T23">#</text:span>DES3|AES128|AES192|AES256 </text:p>
            <text:p text:style-name="P68"><text:span text:style-name="T14">extractkey</text:span>= no<text:tab/><text:tab/><text:tab/><text:tab/><text:tab/><text:span text:style-name="T23">#</text:span>automatically scan e-mails and </text:p>
            <text:p text:style-name="P68"><text:span text:style-name="T40"><text:tab/><text:tab/><text:tab/><text:tab/><text:tab/><text:tab/><text:tab/>#</text:span>extract smime public keys to </text:p>
            <text:p text:style-name="P68"><text:span text:style-name="T40"><text:tab/><text:tab/><text:tab/><text:tab/><text:tab/><text:tab/><text:tab/>#</text:span>'keyextractdir' </text:p>
            <text:p text:style-name="P65"><text:span text:style-name="T14">keyextractdir</text:span>=~/.smime/extract </text:p>
            <text:p text:style-name="P65"/>
            <text:p text:style-name="P112">[smimeuser] </text:p>
            <text:p text:style-name="P67">smime.user@domain.com = user.pem[,cipher]<text:tab/><text:span text:style-name="T23">#</text:span>public S/MIME key file [,used cipher, </text:p>
            <text:p text:style-name="P67"><text:span text:style-name="T31"><text:tab/><text:tab/><text:tab/><text:tab/><text:tab/><text:tab/><text:tab/>#</text:span>see defaultcipher] </text:p>
          </table:table-cell>
        </table:table-row>
      </table:table>
      <text:h text:style-name="P144" text:outline-level="2">PDF specific configuration</text:h>
      <text:p text:style-name="P26">The e-mail text will be stored in an encrypted pdf, attachments in an encrypted zip-file with the same password.</text:p>
      <table:table table:name="Tabelle34" table:style-name="Tabelle34">
        <table:table-column table:style-name="Tabelle34.A"/>
        <text:soft-page-break/>
        <table:table-row>
          <table:table-cell table:style-name="Tabelle34.A1" office:value-type="string">
            <text:p text:style-name="Table_20_Contents"><text:span text:style-name="T16">[</text:span><text:span text:style-name="T14">pdf]</text:span> </text:p>
            <text:p text:style-name="P96"><text:span text:style-name="T14">pdfdomains</text:span>=localhost<text:tab/><text:tab/><text:tab/><text:tab/>#a comma separated list of sender <text:line-break/><text:tab/><text:tab/><text:tab/><text:tab/><text:tab/><text:tab/><text:tab/>#domains, which are allowed to use <text:line-break/><text:tab/><text:tab/><text:tab/><text:tab/><text:tab/><text:tab/><text:tab/>#pdf-encrypt </text:p>
            <text:p text:style-name="P96"><text:span text:style-name="T14">passwordlength</text:span>=<text:span text:style-name="T40">1</text:span>0<text:tab/><text:tab/><text:tab/><text:tab/><text:tab/>#Length of the automatic created <text:tab/><text:tab/><text:tab/><text:tab/><text:tab/><text:tab/><text:tab/><text:tab/><text:span text:style-name="T40">#</text:span>password </text:p>
            <text:p text:style-name="P96"><text:span text:style-name="T14">passwordlifetime</text:span>=172800<text:tab/><text:tab/><text:tab/><text:tab/>#lifetime for autocreated passwo<text:span text:style-name="T26">r</text:span>ds in <text:line-break/><text:tab/><text:tab/><text:tab/><text:tab/><text:tab/><text:tab/><text:tab/>#seconds. Default is 48 hours </text:p>
          </table:table-cell>
        </table:table-row>
      </table:table>
      <text:p text:style-name="P27"/>
      <text:h text:style-name="Heading_20_2" text:outline-level="2">Zip-specific configuration</text:h>
      <text:p text:style-name="P31">The zip functionality is mostly used with the pdf feature. Nevertheless you can use it indepently to zip all attachments (zipatttachments=True).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13">[zip] </text:p>
            <text:p text:style-name="P97"><text:span text:style-name="T14">7zipcommand</text:span>=/usr/bin7za<text:tab/><text:tab/><text:tab/><text:tab/>#path where to find 7za </text:p>
            <text:p text:style-name="P97"><text:span text:style-name="T14">defaultcipher</text:span>=ZipCrypto<text:tab/><text:tab/><text:tab/><text:tab/>#ZipCrypto|AES128|AES256 </text:p>
            <text:p text:style-name="P97"><text:span text:style-name="T14">compressionlevel</text:span>=5<text:tab/><text:tab/><text:tab/><text:tab/>#1,3,5,7,9 <text:s/>with 1:lowest compression, <text:tab/><text:tab/><text:tab/><text:tab/><text:tab/><text:tab/><text:tab/>#but very fast, 9 is </text:p>
            <text:p text:style-name="P97"><text:tab/><text:tab/><text:tab/><text:tab/><text:tab/><text:tab/><text:tab/># highest compression, but very slow, <text:line-break/><text:tab/><text:tab/><text:tab/><text:tab/><text:tab/><text:tab/><text:tab/>#default is 5 </text:p>
            <text:p text:style-name="P97"><text:span text:style-name="T14">securezipcontainer</text:span>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text:line-break/><text:tab/><text:tab/><text:tab/><text:tab/><text:tab/><text:tab/><text:tab/>#the directory will be also encrypted </text:p>
            <text:p text:style-name="P97"><text:span text:style-name="T17">zipattachments</text:span><text:span text:style-name="T28">=False<text:tab/><text:tab/><text:tab/><text:tab/>#if True all attachments will be <text:tab/><text:tab/><text:tab/><text:tab/><text:tab/><text:tab/><text:tab/><text:tab/>#zipped, independent from the <text:tab/><text:tab/><text:tab/><text:tab/><text:tab/><text:tab/><text:tab/><text:tab/>#encryption method</text:span><text:tab/></text:p>
          </table:table-cell>
        </table:table-row>
      </table:table>
      <text:p text:style-name="P28"/>
      <text:h text:style-name="P143" text:outline-level="2">Daemon <text:span text:style-name="T4">specific configuration</text:span>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112">[daemon] </text:p>
            <text:p text:style-name="P65"><text:span text:style-name="T14">host</text:span> = 127.0.0.1<text:tab/><text:tab/><text:tab/><text:tab/><text:tab/><text:span text:style-name="T23">#</text:span>smtp host </text:p>
            <text:p text:style-name="P65"><text:span text:style-name="T14">port</text:span> = 10025 <text:s text:c="2"/><text:tab/> <text:tab/><text:tab/><text:tab/><text:tab/><text:span text:style-name="T23">#</text:span>smtp port</text:p>
            <text:p text:style-name="P81"><text:span text:style-name="T14">smtps</text:span> = False <text:s text:c="3"/><text:tab/><text:tab/><text:tab/><text:tab/><text:tab/><text:span text:style-name="T23">#</text:span>use smtps encryption </text:p>
            <text:p text:style-name="P109"><text:span text:style-name="T14">starttls</text:span> = False<text:tab/><text:tab/><text:tab/><text:tab/><text:tab/>#use starttls encryption</text:p>
            <text:p text:style-name="P110"><text:span text:style-name="T14">forcetls</text:span> = False<text:tab/><text:tab/><text:tab/><text:tab/><text:tab/>#communication (e.g. authentication) </text:p>
            <text:p text:style-name="P110"><text:tab/><text:tab/><text:tab/><text:tab/><text:tab/><text:tab/><text:tab/>#will be only possible after STARTTLS</text:p>
            <text:p text:style-name="P82"><text:span text:style-name="T14">sslkeyfile</text:span> = /etc/gpgsmtp.key<text:tab/><text:tab/><text:tab/><text:span text:style-name="T23">#</text:span>the x509 certificate key file </text:p>
            <text:p text:style-name="P81"><text:span text:style-name="T14">sslcertfile</text:span> = /etc/gpgsmtp.crt<text:tab/><text:tab/><text:span text:style-name="T23">#</text:span>the x509 certificate cert file </text:p>
            <text:p text:style-name="P81"><text:span text:style-name="T14">authenticate</text:span> = False <text:s text:c="3"/><text:tab/><text:tab/><text:tab/><text:span text:style-name="T23">#</text:span>users must authenticate </text:p>
            <text:p text:style-name="P81"><text:span text:style-name="T14">smtppasswords</text:span> = '/etc/gpgmailencrypt.pw'<text:tab/><text:span text:style-name="T29">#</text:span>use smtps encryption </text:p>
          </table:table-cell>
        </table:table-row>
      </table:table>
      <text:p text:style-name="P13"/>
      <text:p text:style-name="P15">The gpgmailencrypt.pw has the following format <text:span text:style-name="T36">(for the authenticate option see chapter </text:span><text:span text:style-name="T36"><text:bookmark-ref text:reference-format="chapter" text:ref-name="__RefHeading__530_407320406">6.3</text:bookmark-ref></text:span><text:span text:style-name="T36">.)</text:span>: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83">user1=password1</text:p>
            <text:p text:style-name="P83">user2=password2</text:p>
          </table:table-cell>
        </table:table-row>
      </table:table>
      <text:p text:style-name="P14"><text:s/>Don't forget to make the file readable only for the gpgmailencrypt user!</text:p>
      <text:p text:style-name="P16"><text:span text:style-name="T51">How t</text:span>he x509 certificate <text:span text:style-name="T10">files </text:span>can be created <text:s/><text:span text:style-name="T11">see</text:span>:</text:p>
      <table:table table:name="Tabelle20" table:style-name="Tabelle20">
        <table:table-column table:style-name="Tabelle20.A"/>
        <text:soft-page-break/>
        <table:table-row>
          <table:table-cell table:style-name="Tabelle20.A1" office:value-type="string">
            <text:p text:style-name="P84">https://www.e-rave.nl/create-a-self-signed-ssl-key-for-postfi<text:span text:style-name="T44">x</text:span></text:p>
          </table:table-cell>
        </table:table-row>
      </table:table>
      <text:p text:style-name="P16"/>
      <text:p text:style-name="P38">The ssl certificates will be needed for “starttls” and “smtps” mode.</text:p>
      <table:table table:name="Tabelle44" table:style-name="Tabelle44">
        <table:table-column table:style-name="Tabelle44.A"/>
        <table:table-row>
          <table:table-cell table:style-name="Tabelle44.A1" office:value-type="string">
            <text:p text:style-name="P40">What's the difference between starttls and smtps?</text:p>
            <text:p text:style-name="P38">Both create and use a ssl encrypted communication channel. Smtps is the old version, where both sides use ssl from the start. Starttls connection<text:span text:style-name="T37">s</text:span> first start unencrypted, then both sides switch to ssl after sending the “<text:span text:style-name="T38">start</text:span>TLS” command.</text:p>
            <text:p text:style-name="P38">In doubt use the starttls variant.</text:p>
          </table:table-cell>
        </table:table-row>
      </table:table>
      <text:p text:style-name="P38"/>
      <text:p text:style-name="P38">If you set sta<text:span text:style-name="T60">rt</text:span>tls and smtps at the same time in your configuration, <text:s/>then SMTPS will be used.</text:p>
      <text:h text:style-name="Heading_20_2" text:outline-level="2">Virusscanner configuration</text:h>
      <table:table table:name="Tabelle49" table:style-name="Tabelle49">
        <table:table-column table:style-name="Tabelle49.A"/>
        <table:table-row>
          <table:table-cell table:style-name="Tabelle49.A1" office:value-type="string">
            <text:p text:style-name="P115">[virus] </text:p>
            <text:p text:style-name="P120"><text:span text:style-name="T14">checkviruses</text:span>=False<text:tab/><text:tab/>#if true,e-mails will be checked for </text:p>
            <text:p text:style-name="P120"><text:tab/><text:tab/><text:tab/><text:tab/><text:tab/>#viruses before being encrypted </text:p>
            <text:p text:style-name="P120"><text:span text:style-name="T14">quarantinelifetime</text:span>=2419200<text:tab/>#how long an infected e-mail exists in the </text:p>
            <text:p text:style-name="P120"><text:tab/><text:tab/><text:tab/><text:tab/><text:tab/>#quarantine (in seconds) </text:p>
            <text:p text:style-name="P120"><text:tab/><text:tab/><text:tab/><text:tab/><text:tab/>#(default is 4 weeks). 0 deactivates automatic </text:p>
            <text:p text:style-name="P120"><text:tab/><text:tab/><text:tab/><text:tab/><text:tab/>#deletion </text:p>
          </table:table-cell>
        </table:table-row>
      </table:table>
      <text:p text:style-name="Text_20_body"/>
      <text:p text:style-name="P50">Existing virusscanners will be automatically detected.</text:p>
      <text:p text:style-name="P51">To scan archives for viruses you should install some archive software, at least <text:span text:style-name="T14">7zip</text:span> and <text:span text:style-name="T14">tnef</text:span> (this is for MS Windows e-mails).</text:p>
      <text:p text:style-name="P51">Other supported archive unpackers are: ace, ar, arj, bzip2, cab, cpio, dar, freeze, gzip, kgb, lha, lzip, lrzip, lzo, rar, ripole, rpm, rzip, shar, snappy, tar, xz, zoo, zpaq.</text:p>
      <text:h text:style-name="Heading_20_2" text:outline-level="2">Spamscanner configuration</text:h>
      <table:table table:name="Tabelle50" table:style-name="Tabelle50">
        <table:table-column table:style-name="Tabelle50.A"/>
        <table:table-row>
          <table:table-cell table:style-name="Tabelle50.A1" office:value-type="string">
            <text:p text:style-name="P121">[<text:span text:style-name="T14">spam</text:span>] </text:p>
            <text:p text:style-name="P122"><text:span text:style-name="T14">checkspam</text:span>=False<text:tab/><text:tab/><text:tab/>#if true, e-mails will be checked if they are </text:p>
            <text:p text:style-name="P122"><text:tab/><text:tab/><text:tab/><text:tab/><text:tab/><text:span text:style-name="T61">#</text:span>spam </text:p>
            <text:p text:style-name="P123"><text:span text:style-name="T14">spamscanner</text:span>=spamassassin<text:tab/>#valid values are spamassassin|bogofilter</text:p>
            <text:p text:style-name="P121"><text:span text:style-name="T14">sa_host</text:span>=localhost<text:tab/><text:tab/><text:tab/>#server where spamassassin is running </text:p>
            <text:p text:style-name="P121"><text:span text:style-name="T14">sa_port</text:span>=783<text:tab/><text:tab/><text:tab/><text:tab/>#port of the spamassassin server </text:p>
            <text:p text:style-name="P121"><text:span text:style-name="T14">sa_spamlevel</text:span>=6.2<text:tab/><text:tab/><text:tab/>#spamassassin threshold for spam, values higher </text:p>
            <text:p text:style-name="P121"><text:tab/><text:tab/><text:tab/><text:tab/><text:tab/>#than that means the mail is spam </text:p>
            <text:p text:style-name="P121"><text:span text:style-name="T14">sa_spamsuspectlevel</text:span>=3.0<text:tab/><text:tab/>#spamassassin threshold for spam, values higher </text:p>
            <text:p text:style-name="P121"><text:tab/><text:tab/><text:tab/><text:tab/><text:tab/>#than that means the mail might be spam </text:p>
            <text:p text:style-name="P121"><text:tab/><text:tab/><text:tab/><text:tab/><text:tab/>#(value must be smaller than 'spamlevel') </text:p>
            <text:p text:style-name="P121"><text:span text:style-name="T14">maxsize</text:span>=500000<text:tab/><text:tab/><text:tab/>#maximum size of e-mail,that will be checked if </text:p>
            <text:p text:style-name="P121"><text:tab/><text:tab/><text:tab/><text:tab/><text:tab/>#it is spam </text:p>
            <text:p text:style-name="P121"><text:span text:style-name="T14">add_spamheader=</text:span>False<text:tab/><text:tab/>#if True the e-mail gets spam headers </text:p>
            <text:p text:style-name="P121"><text:soft-page-break/><text:span text:style-name="T14">change_subject=</text:span>False<text:tab/><text:tab/>#if True, the subject of the mail will get a </text:p>
            <text:p text:style-name="P121"><text:tab/><text:tab/><text:tab/><text:tab/><text:tab/>#prefix </text:p>
            <text:p text:style-name="P121"><text:span text:style-name="T14">spam_subject</text:span>=***SPAM***<text:tab/><text:tab/>#subject prefix for spam </text:p>
            <text:p text:style-name="P121"><text:span text:style-name="T14">spamsuspect_subject</text:span>=***SPAMSUSPICION*** #subject prefix for suspected spam </text:p>
          </table:table-cell>
        </table:table-row>
      </table:table>
      <text:p text:style-name="P50"/>
      <text:h text:style-name="Heading_20_2" text:outline-level="2">DKIM configuration</text:h>
      <table:table table:name="Tabelle51" table:style-name="Tabelle51">
        <table:table-column table:style-name="Tabelle51.A"/>
        <table:table-row>
          <table:table-cell table:style-name="Tabelle51.A1" office:value-type="string">
            <text:p text:style-name="P126">[<text:span text:style-name="T14">dkim</text:span>] </text:p>
            <text:p text:style-name="P126"><text:span text:style-name="T14">use_dkim</text:span>=False<text:tab/><text:tab/><text:tab/>#if true, the email will be signed,when the <text:tab/><text:tab/><text:tab/><text:tab/><text:tab/><text:tab/>#senders address is in homedomains </text:p>
            <text:p text:style-name="P126"><text:span text:style-name="T14">dkimdomain</text:span>=localhost<text:tab/><text:tab/>#the dkim domain name </text:p>
            <text:p text:style-name="P126"><text:span text:style-name="T14">dkimselector</text:span>=gpgdkim<text:tab/><text:tab/>#the dkim selector </text:p>
            <text:p text:style-name="P126"><text:span text:style-name="T20">dkim</text:span><text:span text:style-name="T14">key</text:span>=~/dkim.key<text:tab/><text:tab/>#the private key to be used to sign the mail </text:p>
          </table:table-cell>
        </table:table-row>
      </table:table>
      <text:p text:style-name="P53"/>
      <text:h text:style-name="P141" text:outline-level="1">Key Manag<text:span text:style-name="T9">e</text:span>ment</text:h>
      <text:p text:style-name="P12">The following commands have to be used as the user, that is running gpgmailencrypt. Remember that in daemon mode this user is 'gpg-mailencrypt'. So for daemon mode you first have to change the user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74"><text:span text:style-name="T8">s</text:span>udo su – gpg-mailencrypt</text:p>
          </table:table-cell>
        </table:table-row>
      </table:table>
      <text:p text:style-name="P12"/>
      <text:h text:style-name="P145" text:outline-level="2">PGP</text:h>
      <text:p text:style-name="P11">Add a PGP key to the public key ring</text:p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Table_20_Contents">gpg --import <text:span text:style-name="T7">publickey</text:span>.gpg</text:p>
          </table:table-cell>
        </table:table-row>
      </table:table>
      <text:p text:style-name="P11"/>
      <text:h text:style-name="P145" text:outline-level="2">SMIME</text:h>
      <text:p text:style-name="P10">Smime keys are stored in the directory <text:span text:style-name="T4">~/.smime </text:span>per default. You have to create it if it does not exist. Each key is stored in a single file in pem-format. </text:p>
      <text:p text:style-name="P10">Usually you get the smime.key file in a different format. To convert it use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72">openssl pkcs7 -print_certs -inform DER -in smime.p7s -out smime.pem</text:p>
          </table:table-cell>
        </table:table-row>
      </table:table>
      <text:p text:style-name="P10"/>
      <text:p text:style-name="P10">Let's say you get the smime.p7s from <text:a xlink:type="simple" xlink:href="mailto:agentj@mib">agentj@mib</text:a>.</text:p>
      <text:p text:style-name="P10">Instead of 'smime.pem” you should use a unique name for the file and copy it in ~/.smime/</text:p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73">cp smime.pem ~/.smime/agentj@mib.pem</text:p>
          </table:table-cell>
        </table:table-row>
      </table:table>
      <text:p text:style-name="P10"/>
      <text:p text:style-name="P10"><text:soft-page-break/>For this user you need also an entry in /etc/gpgmailencrypt.conf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66">[smimeuser] </text:p>
            <text:p text:style-name="P66"><text:span text:style-name="T6">agentj@mib</text:span> = <text:span text:style-name="T6">agentj@mib</text:span>.pem</text:p>
          </table:table-cell>
        </table:table-row>
      </table:table>
      <text:p text:style-name="P10"/>
      <text:h text:style-name="Heading_20_2" text:outline-level="2">Using PDF encryption</text:h>
      <text:p text:style-name="P44">Let's say you want to send an e-mail with confidential content to somebody, but you don't have the gpg or smime key of the receiver. So PDF encryption is for you.</text:p>
      <text:p text:style-name="P44">PDF encryption is -in contrary to gpg and smime encryption – a symmetric encryption method. Gpgmailencrypt is converting the e-mail text to a PDF file and puts all attachments in a ZIP file.</text:p>
      <text:p text:style-name="P44">Both are encrypted with a password. </text:p>
      <table:table table:name="Tabelle45" table:style-name="Tabelle45">
        <table:table-column table:style-name="Tabelle45.A"/>
        <table:table-row>
          <table:table-cell table:style-name="Tabelle45.A1" office:value-type="string">
            <text:p text:style-name="P41">How to use PDF encryption?</text:p>
            <text:p text:style-name="P45">Simply <text:span text:style-name="T48">add </text:span><text:s/><text:span text:style-name="T14">#encrypt </text:span><text:span text:style-name="T49">at the beginning of </text:span>the subject of your e-mail (at least one whitespace <text:span text:style-name="T41">after #encrypt)</text:span>. </text:p>
            <text:p text:style-name="P44">That's all.</text:p>
            <text:p text:style-name="P44">When you send <text:span text:style-name="T48">your </text:span><text:s/>e-mail you <text:span text:style-name="T42">will </text:span>receive an <text:span text:style-name="T50">automatic </text:span>e-mail with the password. Give the password to the e-mail recipient via <text:s/>a different communication channel (e.g. phone). Then he can read the e-mail and the attachments with standard tools like a pdf-reader <text:span text:style-name="T39">and</text:span> any zip-application.</text:p>
            <text:p text:style-name="P48">If the recipient has already a gpg or s/mime key, then this will be used.</text:p>
          </table:table-cell>
        </table:table-row>
      </table:table>
      <text:p text:style-name="P44"/>
      <text:p text:style-name="P44"/>
      <text:h text:style-name="Heading_20_1" text:outline-level="1"><text:soft-page-break/>Integrating gpgmailencrypt in postfix</text:h>
      <text:h text:style-name="Heading_20_2" text:outline-level="2">Direct way from postfix to gpgmailencryt</text:h>
      <text:p text:style-name="P7"><draw:frame draw:style-name="fr1" draw:name="Bild1" text:anchor-type="paragraph" svg:x="0.159cm" svg:y="-0.042cm" svg:width="17cm" svg:height="11.987cm" draw:z-index="0"><draw:image xlink:href="Pictures/100070B000005224000039EC03286D30.svg" xlink:type="simple" xlink:show="embed" xlink:actuate="onLoad"/></draw:frame></text:p>
      <text:p text:style-name="P7">Install and configure gpgmailencrypt as daemon.</text:p>
      <text:p text:style-name="P7">/<text:span text:style-name="T5">etc/gpgmailencrypt.conf</text:span></text:p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71">[<text:span text:style-name="T14">mailserver</text:span>] </text:p>
            <text:p text:style-name="P71"><text:span text:style-name="T14">host</text:span> = 127.0.0.1 </text:p>
            <text:p text:style-name="P71"><text:span text:style-name="T14">port</text:span> = 10025 </text:p>
            <text:p text:style-name="P71">[<text:span text:style-name="T14">daemon</text:span>] </text:p>
            <text:p text:style-name="P71"><text:span text:style-name="T14">host</text:span> = 127.0.0.1 <text:s/></text:p>
            <text:p text:style-name="P71"><text:span text:style-name="T14">port</text:span> = 10028 </text:p>
          </table:table-cell>
        </table:table-row>
      </table:table>
      <text:p text:style-name="P7"/>
      <text:p text:style-name="P7">/etc/postfix/main.cf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69">content_filter=gpgmailencrypt:[127.0.0.1]:10028</text:p>
          </table:table-cell>
        </table:table-row>
      </table:table>
      <text:p text:style-name="P7"/>
      <text:p text:style-name="P7">/etc/postfix/master.cf</text:p>
      <table:table table:name="Tabelle11" table:style-name="Tabelle11">
        <table:table-column table:style-name="Tabelle11.A"/>
        <text:soft-page-break/>
        <table:table-row>
          <table:table-cell table:style-name="Tabelle11.A1" office:value-type="string">
            <text:p text:style-name="P76">localhost:10025 inet n - n - - <text:s/>smtpd </text:p>
            <text:p text:style-name="P76"><text:s text:c="8"/>-o content_filter= </text:p>
            <text:p text:style-name="P76"><text:s text:c="8"/>-o mynetworks=127.0.0.0/8 </text:p>
            <text:p text:style-name="P76"><text:s text:c="8"/>-o receive_override_options=no_unknown_recipient_checks </text:p>
            <text:p text:style-name="P76"><text:s text:c="8"/>-o smtpd_recipient_restrictions=permit_mynetworks,reject_unauth_destination </text:p>
            <text:p text:style-name="P76"><text:s text:c="8"/>-o smtpd_authorized_xforward_hosts=127.0.0.0/8 </text:p>
            <text:p text:style-name="P76"/>
            <text:p text:style-name="P78">gpgmailencrypt unix - - n - 2 smtp </text:p>
            <text:p text:style-name="P79"><text:s text:c="8"/>-o smtp_data_done_timeout=1800</text:p>
            <text:p text:style-name="P75"><text:s/></text:p>
            <text:p text:style-name="P75"/>
            <text:p text:style-name="P78"/>
          </table:table-cell>
        </table:table-row>
      </table:table>
      <text:p text:style-name="P7"/>
      <text:h text:style-name="Heading_20_2" text:outline-level="2">From Postfix to amavisd to gpgmailencrypt</text:h>
      <text:p text:style-name="P52">This is not necessary any more, as gpgmailencrypt can replace amavisd. If for any reason you still want to use amavis, here is the solution:</text:p>
      <text:p text:style-name="P36">This is to check for viruses and spam before encrypting the mail</text:p>
      <text:p text:style-name="P36"><draw:frame draw:style-name="fr2" draw:name="Bild3" text:anchor-type="paragraph" svg:width="17cm" svg:height="11.987cm" draw:z-index="1"><draw:image xlink:href="Pictures/1000784300005224000039ECE1934DB1.svg" xlink:type="simple" xlink:show="embed" xlink:actuate="onLoad"/></draw:frame></text:p>
      <text:p text:style-name="P36">This <text:span text:style-name="T45">has</text:span> to be configured as before, except:</text:p>
      <text:p text:style-name="P8">/etc/postfix/main.cf</text:p>
      <table:table table:name="Tabelle41" table:style-name="Tabelle41">
        <table:table-column table:style-name="Tabelle41.A"/>
        <text:soft-page-break/>
        <table:table-row>
          <table:table-cell table:style-name="Tabelle41.A1" office:value-type="string">
            <text:p text:style-name="P107">content_filter=amavis:[127.0.0.1]:10024 </text:p>
          </table:table-cell>
        </table:table-row>
      </table:table>
      <text:p text:style-name="P8"/>
      <text:p text:style-name="P8">/etc/postfix/master.cf</text:p>
      <table:table table:name="Tabelle42" table:style-name="Tabelle42">
        <table:table-column table:style-name="Tabelle42.A"/>
        <table:table-row>
          <table:table-cell table:style-name="Tabelle42.A1" office:value-type="string">
            <text:p text:style-name="P77"/>
            <text:p text:style-name="P80">amavis <text:s/>unix - - n - 2 smtp </text:p>
            <text:p text:style-name="P80"><text:s text:c="8"/>-o smtp_data_done_timeout=1800 </text:p>
            <text:p text:style-name="P80"><text:s/></text:p>
          </table:table-cell>
        </table:table-row>
      </table:table>
      <text:p text:style-name="P8"/>
      <text:p text:style-name="P8">/<text:span text:style-name="T35">etc/amavis/conf.d/50-user</text:span></text:p>
      <table:table table:name="Tabelle43" table:style-name="Tabelle43">
        <table:table-column table:style-name="Tabelle43.A"/>
        <table:table-row>
          <table:table-cell table:style-name="Tabelle43.A1" office:value-type="string">
            <text:p text:style-name="P107">[...]</text:p>
            <text:p text:style-name="P107">$notify_method <text:s/>= 'smtp:[127.0.0.1]:10028'; </text:p>
            <text:p text:style-name="P107">$forward_method = 'smtp:[127.0.0.1]:10028'; </text:p>
          </table:table-cell>
        </table:table-row>
      </table:table>
      <text:p text:style-name="P8"/>
      <text:p text:style-name="P37">Of course you have to configure amavisd to suite your needs.</text:p>
      <table:table table:name="Tabelle48" table:style-name="Tabelle48">
        <table:table-column table:style-name="Tabelle48.A"/>
        <table:table-row>
          <table:table-cell table:style-name="Tabelle48.A1" office:value-type="string">
            <text:p text:style-name="P39">Amavis <text:span text:style-name="T47">and SSL</text:span></text:p>
            <text:p text:style-name="Text_20_body">Amavis does not support SSL encryption of any kind or authentication. So you can't use these features of gpgmailencrypt in combination with amavis.</text:p>
          </table:table-cell>
        </table:table-row>
      </table:table>
      <text:p text:style-name="P37"/>
      <text:h text:style-name="Heading_20_2" text:outline-level="2">Using authentication </text:h>
      <text:p text:style-name="P17">For using the authentication add the following to gpgmailencrypt section in /<text:span text:style-name="T52">etc/postfix/</text:span>master.cf</text:p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85"><text:s text:c="8"/>-o smtp_sasl_auth_enable=yes <text:s/></text:p>
            <text:p text:style-name="P85"><text:s text:c="8"/>-o smtp_sasl_password_maps=hash:/etc/postfix/gpgmailencrypt_passwd </text:p>
          </table:table-cell>
        </table:table-row>
      </table:table>
      <text:p text:style-name="P17"/>
      <text:p text:style-name="P17">With /etc/postfix/gpgmailencrypt_passwd having the following structure</text:p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85">localhost user:password</text:p>
          </table:table-cell>
        </table:table-row>
      </table:table>
      <text:p text:style-name="P17"/>
      <text:p text:style-name="P17">Then use the following commands</text:p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85">sudo chmod 640 /etc/postfix/gpgmailencrypt_passwd </text:p>
            <text:p text:style-name="P85">sudo postmap /etc/postfix/gpgmailencrypt_passwd </text:p>
          </table:table-cell>
        </table:table-row>
      </table:table>
      <text:p text:style-name="P17"/>
      <text:h text:style-name="P146" text:outline-level="2">Using starttls</text:h>
      <text:p text:style-name="P20"><text:span text:style-name="T46">Add the following to gpgmailencrypt section in </text:span>/<text:span text:style-name="T13">etc/postfix/master.cf:</text:span></text:p>
      <table:table table:name="Tabelle46" table:style-name="Tabelle46">
        <table:table-column table:style-name="Tabelle46.A"/>
        <table:table-row>
          <table:table-cell table:style-name="Tabelle46.A1" office:value-type="string">
            <text:p text:style-name="P116"><text:tab/>-<text:span text:style-name="T46">o </text:span>smtp_use_tls = yes </text:p>
            <text:p text:style-name="P116"><text:tab/>-<text:span text:style-name="T46">o </text:span>smtp_tls_security_level = <text:span text:style-name="T46">encrypt</text:span> </text:p>
          </table:table-cell>
        </table:table-row>
      </table:table>
      <text:p text:style-name="P46"><text:soft-page-break/></text:p>
      <text:h text:style-name="Heading_20_2" text:outline-level="2">Using smtps</text:h>
      <text:p text:style-name="P18">To use the gpgmailencrypt smtps feature <text:s/>with postfix 2.x you need to install stunnel (in Ubuntu the package is called stunnel4) </text:p>
      <text:p text:style-name="P18">Create the file /etc/stunnel/gpgmailencrypt.conf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86">[gpgmailencrypt-smtps] </text:p>
            <text:p text:style-name="P86"><text:s text:c="4"/>accept = <text:span text:style-name="T14">10000 </text:span></text:p>
            <text:p text:style-name="P86"><text:s text:c="4"/>client = yes </text:p>
            <text:p text:style-name="P86"><text:s text:c="4"/>connect = localhost:10028</text:p>
          </table:table-cell>
        </table:table-row>
      </table:table>
      <text:p text:style-name="P18"/>
      <text:p text:style-name="P19">And change /etc/default/stunnel4</text:p>
      <table:table table:name="Tabelle25" table:style-name="Tabelle25">
        <table:table-column table:style-name="Tabelle25.A"/>
        <table:table-row>
          <table:table-cell table:style-name="Tabelle25.A1" office:value-type="string">
            <text:p text:style-name="P87">ENABLED=1</text:p>
          </table:table-cell>
        </table:table-row>
      </table:table>
      <text:p text:style-name="P19">Then start stunnel with</text:p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Table_20_Contents">/<text:span text:style-name="T12">etc/init.d/stunnel4 start</text:span></text:p>
          </table:table-cell>
        </table:table-row>
      </table:table>
      <text:p text:style-name="P19"/>
      <text:p text:style-name="P19">/<text:span text:style-name="T13">etc/postfix/main.cf should be changed to</text:span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70">content_filter=gpgmailencrypt:[127.0.0.1]:<text:span text:style-name="T14">100</text:span><text:span text:style-name="T15">00</text:span></text:p>
          </table:table-cell>
        </table:table-row>
      </table:table>
      <text:p text:style-name="P19"/>
      <text:p text:style-name="P19"><draw:frame draw:style-name="fr2" draw:name="Bild2" text:anchor-type="paragraph" svg:width="17cm" svg:height="11.987cm" draw:z-index="2"><draw:image xlink:href="Pictures/100075C300005224000039EC95569BD8.svg" xlink:type="simple" xlink:show="embed" xlink:actuate="onLoad"/></draw:frame><text:soft-page-break/></text:p>
      <text:h text:style-name="Heading_20_1" text:outline-level="1">The admin console</text:h>
      <text:h text:style-name="Heading_20_2" text:outline-level="2">The admin user – the hen and egg problem</text:h>
      <text:p text:style-name="P22">First you have to create a normal user (which only the admin user can do), then you can give him administration rights.</text:p>
      <text:p text:style-name="P22">So for the very first time you have to start the following python program as the user, that runs the gpgmailencrypt daemon. Replace “admin1” and <text:s/>“secreet” with the values you like</text:p>
      <table:table table:name="Tabelle28" table:style-name="Tabelle28">
        <table:table-column table:style-name="Tabelle28.A"/>
        <table:table-row>
          <table:table-cell table:style-name="Tabelle28.A1" office:value-type="string">
            <text:p text:style-name="P91">#!/usr/bin/python3 </text:p>
            <text:p text:style-name="P91">import gpgmailencrypt</text:p>
            <text:p text:style-name="P91">user=”admin1”</text:p>
            <text:p text:style-name="P91">password=”secret”</text:p>
            <text:p text:style-name="P91">with gpgmailencrypt.gme() as g:</text:p>
            <text:p text:style-name="P91"><text:tab/>g.adm_set_user(user,password)</text:p>
            <text:p text:style-name="P92"><text:tab/><text:span text:style-name="T58">g.write_smtpdpasswordfile()</text:span></text:p>
          </table:table-cell>
        </table:table-row>
      </table:table>
      <text:p text:style-name="P22"/>
      <text:p text:style-name="P22">Now the user is created. </text:p>
      <text:p text:style-name="P22">Now change the /etc/gpgmailencrypt.conf to the following value</text:p>
      <table:table table:name="Tabelle29" table:style-name="Tabelle29">
        <table:table-column table:style-name="Tabelle29.A"/>
        <text:soft-page-break/>
        <table:table-row>
          <table:table-cell table:style-name="Tabelle29.A1" office:value-type="string">
            <text:p text:style-name="P91">[daemon] </text:p>
            <text:p text:style-name="P91">admins=admin1<text:tab/><text:tab/><text:tab/><text:tab/>#comma separated list of admins, that can <text:line-break/><text:tab/><text:tab/><text:tab/><text:tab/><text:tab/><text:tab/><text:span text:style-name="T59">#</text:span>use the admin console </text:p>
          </table:table-cell>
        </table:table-row>
      </table:table>
      <text:p text:style-name="P22"/>
      <text:p text:style-name="P23">Now restart the daemon, that's it.</text:p>
      <text:h text:style-name="Heading_20_2" text:outline-level="2">Using the <text:span text:style-name="T24">admin </text:span>console</text:h>
      <text:p text:style-name="P21">Start </text:p>
      <table:table table:name="Tabelle30" table:style-name="Tabelle30">
        <table:table-column table:style-name="Tabelle30.A"/>
        <table:table-row>
          <table:table-cell table:style-name="Tabelle30.A1" office:value-type="string">
            <text:p text:style-name="Table_20_Contents">gme_admin.py localhost 10025</text:p>
          </table:table-cell>
        </table:table-row>
      </table:table>
      <text:p text:style-name="P23">Replace 'localhost' and the port number with the values of your daemon</text:p>
      <text:p text:style-name="P23">Now login as an admin user. You will see the following screen</text:p>
      <table:table table:name="Tabelle31" table:style-name="Tabelle31">
        <table:table-column table:style-name="Tabelle31.A"/>
        <table:table-row>
          <table:table-cell table:style-name="Tabelle31.A1" office:value-type="string">
            <text:p text:style-name="P93">Try to connect to localhost:10025 ... </text:p>
            <text:p text:style-name="P93">gpgmailencrypt admin console </text:p>
            <text:p text:style-name="P93">============================ </text:p>
            <text:p text:style-name="P93">User: admin1 </text:p>
            <text:p text:style-name="P93">Password: </text:p>
            <text:p text:style-name="P93">OK </text:p>
            <text:p text:style-name="P93">Authentication successful. </text:p>
            <text:p text:style-name="P93">Welcome. Enter 'HELP' for a list of commands </text:p>
            <text:p text:style-name="P93">&gt; _</text:p>
          </table:table-cell>
        </table:table-row>
      </table:table>
      <text:p text:style-name="P23"/>
      <text:p text:style-name="P23"/>
      <text:p text:style-name="P23"/>
      <text:p text:style-name="P23">The following commands are available:</text:p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93">flush</text:p>
          </table:table-cell>
          <table:table-cell table:style-name="Tabelle32.B1" office:value-type="string">
            <text:p text:style-name="P93">tries to re-send deferred e-mails </text:p>
          </table:table-cell>
        </table:table-row>
        <table:table-row>
          <table:table-cell table:style-name="Tabelle32.A2" office:value-type="string">
            <text:p text:style-name="P93">debug true/false</text:p>
          </table:table-cell>
          <table:table-cell table:style-name="Tabelle32.B2" office:value-type="string">
            <text:p text:style-name="P93">sets the debug mode <text:span text:style-name="T30">valid options are</text:span></text:p>
            <text:p text:style-name="P103">TRUE|FALSE, ON|OFF, YES|NO</text:p>
          </table:table-cell>
        </table:table-row>
        <table:table-row>
          <table:table-cell table:style-name="Tabelle32.A2" office:value-type="string">
            <text:p text:style-name="P93">deluser</text:p>
          </table:table-cell>
          <table:table-cell table:style-name="Tabelle32.B2" office:value-type="string">
            <text:p text:style-name="Table_20_Contents">deletes a user </text:p>
            <text:p text:style-name="P93">example: 'deluser john' </text:p>
          </table:table-cell>
        </table:table-row>
        <table:table-row>
          <table:table-cell table:style-name="Tabelle32.A2" office:value-type="string">
            <text:p text:style-name="P93">help</text:p>
          </table:table-cell>
          <table:table-cell table:style-name="Tabelle32.B2" office:value-type="string">
            <text:p text:style-name="P93">Shows all available commands</text:p>
          </table:table-cell>
        </table:table-row>
        <table:table-row>
          <table:table-cell table:style-name="Tabelle32.A2" office:value-type="string">
            <text:p text:style-name="P108">messages</text:p>
          </table:table-cell>
          <table:table-cell table:style-name="Tabelle32.B2" office:value-type="string">
            <text:p text:style-name="P108">shows all systemwarnings and -errors </text:p>
          </table:table-cell>
        </table:table-row>
        <table:table-row>
          <table:table-cell table:style-name="Tabelle32.A2" office:value-type="string">
            <text:p text:style-name="P93">quit</text:p>
          </table:table-cell>
          <table:table-cell table:style-name="Tabelle32.B2" office:value-type="string">
            <text:p text:style-name="P93">leave the console </text:p>
          </table:table-cell>
        </table:table-row>
        <table:table-row>
          <table:table-cell table:style-name="Tabelle32.A2" office:value-type="string">
            <text:p text:style-name="P93">reload</text:p>
          </table:table-cell>
          <table:table-cell table:style-name="Tabelle32.B2" office:value-type="string">
            <text:p text:style-name="P93">reloads the configuration file </text:p>
          </table:table-cell>
        </table:table-row>
        <table:table-row>
          <table:table-cell table:style-name="Tabelle32.A2" office:value-type="string">
            <text:p text:style-name="P95">resetstatistics</text:p>
          </table:table-cell>
          <table:table-cell table:style-name="Tabelle32.B2" office:value-type="string">
            <text:p text:style-name="P95">sets all statistic values to 0</text:p>
          </table:table-cell>
        </table:table-row>
        <table:table-row>
          <table:table-cell table:style-name="Tabelle32.A2" office:value-type="string">
            <text:p text:style-name="P93">setuser</text:p>
          </table:table-cell>
          <table:table-cell table:style-name="Tabelle32.B2" office:value-type="string">
            <text:p text:style-name="P93">adds a new user or changes the password for an existing user </text:p>
            <text:p text:style-name="P93">example: 'setuser john johnspassword' </text:p>
          </table:table-cell>
        </table:table-row>
        <table:table-row>
          <table:table-cell table:style-name="Tabelle32.A2" office:value-type="string">
            <text:p text:style-name="P93">statistics<text:tab/></text:p>
          </table:table-cell>
          <table:table-cell table:style-name="Tabelle32.B2" office:value-type="string">
            <text:p text:style-name="P93">print statistic information </text:p>
          </table:table-cell>
        </table:table-row>
        <table:table-row>
          <table:table-cell table:style-name="Tabelle32.A2" office:value-type="string">
            <text:p text:style-name="P93">users</text:p>
          </table:table-cell>
          <table:table-cell table:style-name="Tabelle32.B2" office:value-type="string">
            <text:p text:style-name="P93">print users </text:p>
          </table:table-cell>
        </table:table-row>
      </table:table>
      <text:p text:style-name="P23"/>
      <text:h text:style-name="Heading_20_2" text:outline-level="2"><text:bookmark-start text:name="__RefHeading__530_407320406"/><text:soft-page-break/>Non-admin users<text:bookmark-end text:name="__RefHeading__530_407320406"/></text:h>
      <text:p text:style-name="P24">Users, that don't have the admin privilege can be used to login to the server, when the daemon need authentication, set with</text:p>
      <text:p text:style-name="P24">/etc/gpgmailencrypt.conf</text:p>
      <table:table table:name="Tabelle33" table:style-name="Tabelle33">
        <table:table-column table:style-name="Tabelle33.A"/>
        <table:table-row>
          <table:table-cell table:style-name="Tabelle33.A1" office:value-type="string">
            <text:p text:style-name="P94">[daemon] </text:p>
            <text:p text:style-name="P94">authenticate = <text:span text:style-name="T14">True</text:span> <text:s text:c="3"/><text:tab/><text:tab/><text:tab/>#users must authenticate </text:p>
          </table:table-cell>
        </table:table-row>
      </table:table>
      <text:p text:style-name="P24"/>
      <text:h text:style-name="Heading_20_1" text:outline-level="1">Tips and Tricks </text:h>
      <text:h text:style-name="Heading_20_2" text:outline-level="2">How to encrypt <text:s/>e-mails in the “Sent”-folder</text:h>
      <text:p text:style-name="P54">The idea is to let gpgmailencrypt encrypt a copy of your e-mail and then let the mailserver/sieve or your e-mail client move this e-mail to your “SENT” folder. <text:span text:style-name="T67">Gpgmailencrypt does this only for domains which are in the “homedomains” variable in the “default” section.</text:span></text:p>
      <text:p text:style-name="P55">The gpgmailencrypt.conf configuration</text:p>
      <table:table table:name="Tabelle53" table:style-name="Tabelle53">
        <table:table-column table:style-name="Tabelle53.A"/>
        <table:table-row>
          <table:table-cell table:style-name="Tabelle53.A1" office:value-type="string">
            <text:p text:style-name="P101"><text:span text:style-name="T19">use_sentaddress</text:span><text:span text:style-name="T63">=True</text:span></text:p>
            <text:p text:style-name="P125"><text:span text:style-name="T14">sent_address</text:span>=<text:span text:style-name="T64">SENT</text:span><text:tab/></text:p>
          </table:table-cell>
        </table:table-row>
      </table:table>
      <text:p text:style-name="P55"/>
      <table:table table:name="Tabelle54" table:style-name="Tabelle54">
        <table:table-column table:style-name="Tabelle54.A"/>
        <table:table-row>
          <table:table-cell table:style-name="Tabelle54.A1" office:value-type="string">
            <text:p text:style-name="P39">How does it work?</text:p>
            <text:p text:style-name="P56">Gpgmailencrypt creates a copy of your e-mail and changes the “From” field to “SENT &lt;<text:a xlink:type="simple" xlink:href="mailto:your@email.address">your@email.address</text:a>&gt;” and delivers it back to the mail server. This e-mail will be delivered to you. Then you simply have to create a filter to store this e-mail in your Sent folder.</text:p>
          </table:table-cell>
        </table:table-row>
      </table:table>
      <text:p text:style-name="P54"/>
      <text:p text:style-name="P54">The rule for sieve:</text:p>
      <table:table table:name="Tabelle52" table:style-name="Tabelle52">
        <table:table-column table:style-name="Tabelle52.A"/>
        <table:table-row>
          <table:table-cell table:style-name="Tabelle52.A1" office:value-type="string">
            <text:p text:style-name="P129">require ["fileinto","regex","imap4flags"];</text:p>
            <text:p text:style-name="P129"/>
            <text:p text:style-name="P129">if header :regex ["From"] "SENT &lt;.*@<text:span text:style-name="T14">mydoma.in</text:span>&gt;" {</text:p>
            <text:p text:style-name="P129"><text:s text:c="4"/>setflag "\\seen";</text:p>
            <text:p text:style-name="P129"><text:tab/>fileinto "Sent";</text:p>
            <text:p text:style-name="P129"><text:tab/>}</text:p>
          </table:table-cell>
        </table:table-row>
      </table:table>
      <text:p text:style-name="Text_20_body"/>
      <table:table table:name="Tabelle55" table:style-name="Tabelle55">
        <table:table-column table:style-name="Tabelle55.A"/>
        <table:table-row>
          <table:table-cell table:style-name="Tabelle55.A1" office:value-type="string">
            <text:p text:style-name="P42">Tip:</text:p>
            <text:p text:style-name="P57">Don't forget to configure all your e-mail clients <text:span text:style-name="T14">not</text:span> to store a copy in the Sent folder!</text:p>
            <text:p text:style-name="P57">In Thunderbird deactivate “<text:span text:style-name="T14">Account setting-&gt;Copies&amp;Folders-&gt;Place a copy in</text:span>”</text:p>
          </table:table-cell>
        </table:table-row>
      </table:table>
      <text:p text:style-name="Text_20_body"/>
      <text:h text:style-name="Heading_20_2" text:outline-level="2"><text:soft-page-break/>How to use your own design for system mails</text:h>
      <text:p text:style-name="P58">The templates for system e-mails are ordinary html files and stored in “/usr/share/gpgmailencrypt/mailtemplates” <text:s/>(or whereever your mailtemplatedir variable in the config file refers to).</text:p>
      <text:p text:style-name="P58"/>
      <text:p text:style-name="P58">For every language there is a subdirectory. If there is no translation for a file, it will be taken from the “EN” subdirectory. So now let's have a look in this directory.</text:p>
      <text:p text:style-name="P59">The general design is defined in the file “<text:span text:style-name="T68">00-template.html”</text:span></text:p>
      <table:table table:name="Tabelle56" table:style-name="Tabelle56">
        <table:table-column table:style-name="Tabelle56.A"/>
        <table:table-row>
          <table:table-cell table:style-name="Tabelle56.A1" office:value-type="string">
            <text:p text:style-name="P130">&lt;html&gt; </text:p>
            <text:p text:style-name="P130">&lt;head&gt; </text:p>
            <text:p text:style-name="P130">&lt;meta charset="utf-8"/&gt; </text:p>
            <text:p text:style-name="P130">&lt;style&gt; </text:p>
            <text:p text:style-name="P130">#maintable { </text:p>
            <text:p text:style-name="P130"><text:s text:c="4"/>border-top-style: solid; border-width: 5px; </text:p>
            <text:p text:style-name="P130">} </text:p>
            <text:p text:style-name="P130">&lt;/style&gt; </text:p>
            <text:p text:style-name="P130">&lt;/head&gt; </text:p>
            <text:p text:style-name="P130">&lt;body&gt; </text:p>
            <text:p text:style-name="P130">%EMAILTEXT% </text:p>
            <text:p text:style-name="P130">&lt;br&gt;&lt;br&gt; </text:p>
            <text:p text:style-name="P130">&lt;table width=100% ; id="maintable"&gt; </text:p>
            <text:p text:style-name="P130">&lt;td style="font-size:0.8em"&gt; </text:p>
            <text:p text:style-name="P130">Powered by &lt;span style="font-size:1.0em ;background-color: #b0c4de;font-style:italic"&gt;gpgmailencrypt %VERSIONDATE%&lt;/span&gt; </text:p>
            <text:p text:style-name="P130">&lt;/td&gt; </text:p>
            <text:p text:style-name="P130">&lt;td style="text-align: right;font-size:0.8em ;"&gt;%COPYRIGHT% </text:p>
            <text:p text:style-name="P130">&lt;/td&gt; </text:p>
            <text:p text:style-name="P130">&lt;/tr&gt; </text:p>
            <text:p text:style-name="P130">&lt;/table&gt; </text:p>
            <text:p text:style-name="P130">&lt;/body&gt; </text:p>
            <text:p text:style-name="P130">&lt;/html&gt;</text:p>
          </table:table-cell>
        </table:table-row>
      </table:table>
      <text:p text:style-name="P60">Variables are delimited with '%' and are in captial letters (e.g. %EMAILTEXT% ). </text:p>
      <text:p text:style-name="P60">The variable %EMAILTEXT% in particular includes the content of the other -topic specific- templates.</text:p>
      <table:table table:name="Tabelle57" table:style-name="Tabelle57">
        <table:table-column table:style-name="Tabelle57.A"/>
        <table:table-row>
          <table:table-cell table:style-name="Tabelle57.A1" office:value-type="string">
            <text:p text:style-name="P43">How to localize gpgmailencrypt?</text:p>
            <text:p text:style-name="P60">Let's say you want to have gpgmailencrypt localized for greek. The country code for this language is “GR”</text:p>
            <text:p text:style-name="P60">1.: Simply copy the “EN” directory in your new “GR”directory</text:p>
            <text:p text:style-name="P60">2.: Translate the files in this directory</text:p>
            <text:p text:style-name="P61">3.: Search for the gpgmailencrypt.py file and in this file for the variable “_LOCALEDB”. Create a <text:s text:c="2"/></text:p>
            <text:p text:style-name="P61"><text:s text:c="5"/>new entry in this variable and translate the values</text:p>
            <text:p text:style-name="P60"><text:s text:c="3"/><text:span text:style-name="T69">"GR":("appointment","file","content","attachment"), </text:span></text:p>
            <text:p text:style-name="P60">4.: Set the variable “locale”in the configuration file to “GR”</text:p>
            <text:p text:style-name="P60">5.: Restart gpgmailencrypt</text:p>
          </table:table-cell>
        </table:table-row>
      </table:table>
      <text:p text:style-name="P60"/>
      <text:h text:style-name="Heading_20_1" text:outline-level="1">Using gpgmailencrypt from the command line</text:h>
      <text:p text:style-name="P29">Start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Table_20_Contents"><text:span text:style-name="T32">g</text:span>me.py</text:p>
          </table:table-cell>
        </table:table-row>
      </table:table>
      <text:p text:style-name="P29"/>
      <text:p text:style-name="P29">The command line options are</text:p>
      <table:table table:name="Tabelle37" table:style-name="Tabelle37">
        <table:table-column table:style-name="Tabelle37.A"/>
        <table:table-row>
          <table:table-cell table:style-name="Tabelle37.A1" office:value-type="string">
            <text:p text:style-name="P104">Usage: </text:p>
            <text:p text:style-name="P104"/>
            <text:p text:style-name="P104">gme.py [options] receiver@email.address &lt; Inputfile_from_stdin </text:p>
            <text:p text:style-name="P104"/>
            <text:p text:style-name="P104">Options: </text:p>
            <text:p text:style-name="P104"/>
            <text:p text:style-name="P104">-a --addheader: <text:s text:c="2"/>adds X-GPGMailencrypt header to the mail </text:p>
            <text:p text:style-name="P104">-c f --config f: <text:s/>use configfile 'f'. Default is /etc/gpgmailencrypt.conf </text:p>
            <text:p text:style-name="P104">-d --daemon : <text:s text:c="4"/>start gpgmailencrypt as smtpserver </text:p>
            <text:p text:style-name="P104">-e pgpinline : <text:s text:c="3"/>preferred encryption method, either 'pgpinline','pgpmime' or </text:p>
            <text:p text:style-name="P104"><text:tab/><text:tab/><text:tab/>'smime' </text:p>
            <text:p text:style-name="P104">-f mail : <text:s text:c="8"/>reads email file 'mail', otherwise from stdin </text:p>
            <text:p text:style-name="P104">-h --help : <text:s text:c="6"/>print this help </text:p>
            <text:p text:style-name="P104">-k f --keyhome f: sets gpg key directory to 'f' </text:p>
            <text:p text:style-name="P104">-l t --log t: <text:s text:c="4"/>print information into _logfile, with valid types 't' </text:p>
            <text:p text:style-name="P104"><text:tab/><text:tab/><text:tab/>'none','stderr','syslog','file' </text:p>
            <text:p text:style-name="P104">-n domainnames: <text:s text:c="2"/>sets the used domain names (comma separated lists, no space), </text:p>
            <text:p text:style-name="P104"><text:tab/><text:tab/><text:tab/>which should be encrypted, empty is all </text:p>
            <text:p text:style-name="P104">-m mailfile : <text:s text:c="4"/>write email file to 'mailfile', otherwise email will be sent <text:tab/><text:tab/><text:tab/>via smtp </text:p>
            <text:p text:style-name="P104">-o p --output p: <text:s/>valid values for p are 'mail' or 'stdout', alternatively you </text:p>
            <text:p text:style-name="P104"><text:tab/><text:tab/><text:tab/>can set an outputfile with -m </text:p>
            <text:p text:style-name="P128">--spamcheck=true: if true, check if the e-mail is spa<text:span text:style-name="T66">m</text:span></text:p>
            <text:p text:style-name="P128">-x --example: <text:s text:c="4"/>print example config file </text:p>
            <text:p text:style-name="P128">-v --verbose: <text:s text:c="4"/>print debugging information into _logfile </text:p>
            <text:p text:style-name="P128"><text:soft-page-break/>--viruscheck=true:if true, check if the e-mail contains a virus </text:p>
            <text:p text:style-name="P128">-z --zip: <text:s text:c="8"/>zip attachments </text:p>
          </table:table-cell>
        </table:table-row>
      </table:table>
      <text:p text:style-name="P29"/>
      <text:h text:style-name="Heading_20_1" text:outline-level="1">Using gpgmailencrypt as a module</text:h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04">import gpgmailencrypt</text:p>
            <text:p text:style-name="P104">help(gpgmailencrypt)</text:p>
          </table:table-cell>
        </table:table-row>
      </table:table>
      <text:p text:style-name="P29">The most important function is</text:p>
      <table:table table:name="Tabelle36" table:style-name="Tabelle36">
        <table:table-column table:style-name="Tabelle36.A"/>
        <table:table-row>
          <table:table-cell table:style-name="Tabelle36.A1" office:value-type="string">
            <text:p text:style-name="P104">gpgmailencrypt.encrypt_mails(self,mailtext,receiver)</text:p>
          </table:table-cell>
        </table:table-row>
      </table:table>
      <text:p text:style-name="P29"/>
      <text:p text:style-name="P47">A<text:span text:style-name="T55">n</text:span> example:</text:p>
      <table:table table:name="Tabelle47" table:style-name="Tabelle47">
        <table:table-column table:style-name="Tabelle47.A"/>
        <table:table-row>
          <table:table-cell table:style-name="Tabelle47.A1" office:value-type="string">
            <text:p text:style-name="P117"><text:span text:style-name="T43">i</text:span>mport gpgmailencrypt</text:p>
            <text:p text:style-name="P114"/>
            <text:p text:style-name="P114">#reads the e-mail from a file</text:p>
            <text:p text:style-name="P117">f=open(“myemail.eml)</text:p>
            <text:p text:style-name="P117">mail=f.read()</text:p>
            <text:p text:style-name="P117">f.close()</text:p>
            <text:p text:style-name="P117"/>
            <text:p text:style-name="P114">#sends an encrypted e-mail </text:p>
            <text:p text:style-name="P117">with gpgmailencrypt.gme() as g: </text:p>
            <text:p text:style-name="P117"><text:tab/>g.encrypt_mails(mailtext=mail,<text:span text:style-name="T53">recipient</text:span>=”<text:a xlink:type="simple" xlink:href="mailto:agentj@mib"><text:span text:style-name="T6">agentj@mib</text:span></text:a>”)</text:p>
            <text:p text:style-name="P117"><text:tab/><text:span text:style-name="T18">#the following sends the e-mail to 2 recipients</text:span></text:p>
            <text:p text:style-name="P118"><text:tab/>g.encrypt_mails(mailtext=mail,<text:span text:style-name="T53">recipient</text:span>=<text:span text:style-name="T54">[</text:span>”<text:a xlink:type="simple" xlink:href="mailto:agentj@mib"><text:span text:style-name="T6">agentj@mib</text:span></text:a>”,”<text:a xlink:type="simple" xlink:href="mailto:agentj@mib"><text:span text:style-name="T6">agentk@mib</text:span></text:a>”<text:span text:style-name="T54">]</text:span>)</text:p>
            <text:p text:style-name="P118"/>
          </table:table-cell>
        </table:table-row>
      </table:table>
      <text:p text:style-name="P47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use-window-font-color="tru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Standard" style:font-family-generic="modern" style:font-pitch="fixed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289e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pgmailencrypt documentation</text:p>
      </style:header>
      <style:footer>
        <text:p text:style-name="MP2"><text:span text:style-name="MT1">Version 2.4<text:tab/>-</text:span><text:page-number text:select-page="current">1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Knorr</meta:initial-creator>
    <meta:creation-date>2015-07-13T14:39:35.983513396</meta:creation-date>
    <dc:date>2015-11-25T20:06:22.157537964</dc:date>
    <dc:creator>Horst Knorr</dc:creator>
    <meta:editing-duration>PT22H50M19S</meta:editing-duration>
    <meta:editing-cycles>182</meta:editing-cycles>
    <meta:generator>LibreOffice/4.2.8.2$Linux_X86_64 LibreOffice_project/420m0$Build-2</meta:generator>
    <meta:document-statistic meta:table-count="57" meta:image-count="3" meta:object-count="0" meta:page-count="18" meta:paragraph-count="448" meta:word-count="2747" meta:character-count="20285" meta:non-whitespace-character-count="17003"/>
  </office:meta>
</office:document-meta>
</file>